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5.3126in"/>
    </style:style>
    <style:style style:name="co7" style:family="table-column">
      <style:table-column-properties fo:break-before="auto" style:column-width="2.4374in"/>
    </style:style>
    <style:style style:name="co8" style:family="table-column">
      <style:table-column-properties fo:break-before="auto" style:column-width="2.9898in"/>
    </style:style>
    <style:style style:name="co9" style:family="table-column">
      <style:table-column-properties fo:break-before="auto" style:column-width="3.1043in"/>
    </style:style>
    <style:style style:name="co10" style:family="table-column">
      <style:table-column-properties fo:break-before="auto" style:column-width="6.4583in"/>
    </style:style>
    <style:style style:name="co11" style:family="table-column">
      <style:table-column-properties fo:break-before="auto" style:column-width="2.6354in"/>
    </style:style>
    <style:style style:name="co12" style:family="table-column">
      <style:table-column-properties fo:break-before="auto" style:column-width="2.698in"/>
    </style:style>
    <style:style style:name="co13" style:family="table-column">
      <style:table-column-properties fo:break-before="auto" style:column-width="2.8437in"/>
    </style:style>
    <style:style style:name="co14" style:family="table-column">
      <style:table-column-properties fo:break-before="auto" style:column-width="2.3543in"/>
    </style:style>
    <style:style style:name="co15" style:family="table-column">
      <style:table-column-properties fo:break-before="auto" style:column-width="1.5937in"/>
    </style:style>
    <style:style style:name="co16" style:family="table-column">
      <style:table-column-properties fo:break-before="auto" style:column-width="4.3437in"/>
    </style:style>
    <style:style style:name="co17" style:family="table-column">
      <style:table-column-properties fo:break-before="auto" style:column-width="2.8335in"/>
    </style:style>
    <style:style style:name="co18" style:family="table-column">
      <style:table-column-properties fo:break-before="auto" style:column-width="7.1457in"/>
    </style:style>
    <style:style style:name="co19" style:family="table-column">
      <style:table-column-properties fo:break-before="auto" style:column-width="8.539in"/>
    </style:style>
    <style:style style:name="co20" style:family="table-column">
      <style:table-column-properties fo:break-before="auto" style:column-width="2.3953in"/>
    </style:style>
    <style:style style:name="co21" style:family="table-column">
      <style:table-column-properties fo:break-before="auto" style:column-width="4.2063in"/>
    </style:style>
    <style:style style:name="co22" style:family="table-column">
      <style:table-column-properties fo:break-before="auto" style:column-width="4.6764in"/>
    </style:style>
    <style:style style:name="co23" style:family="table-column">
      <style:table-column-properties fo:break-before="auto" style:column-width="2.4063in"/>
    </style:style>
    <style:style style:name="co24" style:family="table-column">
      <style:table-column-properties fo:break-before="auto" style:column-width="1.2492in"/>
    </style:style>
    <style:style style:name="co25" style:family="table-column">
      <style:table-column-properties fo:break-before="auto" style:column-width="3.5728in"/>
    </style:style>
    <style:style style:name="co26" style:family="table-column">
      <style:table-column-properties fo:break-before="auto" style:column-width="3.9083in"/>
    </style:style>
    <style:style style:name="co27" style:family="table-column">
      <style:table-column-properties fo:break-before="auto" style:column-width="0.9689in"/>
    </style:style>
    <style:style style:name="co28" style:family="table-column">
      <style:table-column-properties fo:break-before="auto" style:column-width="1.9689in"/>
    </style:style>
    <style:style style:name="co29" style:family="table-column">
      <style:table-column-properties fo:break-before="auto" style:column-width="1.1665in"/>
    </style:style>
    <style:style style:name="co30" style:family="table-column">
      <style:table-column-properties fo:break-before="auto" style:column-width="0.75in"/>
    </style:style>
    <style:style style:name="co31" style:family="table-column">
      <style:table-column-properties fo:break-before="auto" style:column-width="1.8854in"/>
    </style:style>
    <style:style style:name="co32" style:family="table-column">
      <style:table-column-properties fo:break-before="auto" style:column-width="1.9063in"/>
    </style:style>
    <style:style style:name="co33" style:family="table-column">
      <style:table-column-properties fo:break-before="auto" style:column-width="2.2398in"/>
    </style:style>
    <style:style style:name="co34" style:family="table-column">
      <style:table-column-properties fo:break-before="auto" style:column-width="2.2811in"/>
    </style:style>
    <style:style style:name="co35" style:family="table-column">
      <style:table-column-properties fo:break-before="auto" style:column-width="0.9374in"/>
    </style:style>
    <style:style style:name="co36" style:family="table-column">
      <style:table-column-properties fo:break-before="auto" style:column-width="1.1252in"/>
    </style:style>
    <style:style style:name="co37" style:family="table-column">
      <style:table-column-properties fo:break-before="auto" style:column-width="1.1043in"/>
    </style:style>
    <style:style style:name="co38" style:family="table-column">
      <style:table-column-properties fo:break-before="auto" style:column-width="1.1354in"/>
    </style:style>
    <style:style style:name="co39" style:family="table-column">
      <style:table-column-properties fo:break-before="auto" style:column-width="1.1772in"/>
    </style:style>
    <style:style style:name="co40" style:family="table-column">
      <style:table-column-properties fo:break-before="auto" style:column-width="1.8957in"/>
    </style:style>
    <style:style style:name="co41" style:family="table-column">
      <style:table-column-properties fo:break-before="auto" style:column-width="1.2602in"/>
    </style:style>
    <style:style style:name="co42" style:family="table-column">
      <style:table-column-properties fo:break-before="auto" style:column-width="1.6354in"/>
    </style:style>
    <style:style style:name="co43" style:family="table-column">
      <style:table-column-properties fo:break-before="auto" style:column-width="1.7602in"/>
    </style:style>
    <style:style style:name="co44" style:family="table-column">
      <style:table-column-properties fo:break-before="auto" style:column-width="2.302in"/>
    </style:style>
    <style:style style:name="co45" style:family="table-column">
      <style:table-column-properties fo:break-before="auto" style:column-width="3.4165in"/>
    </style:style>
    <style:style style:name="co46" style:family="table-column">
      <style:table-column-properties fo:break-before="auto" style:column-width="3.1457in"/>
    </style:style>
    <style:style style:name="co47" style:family="table-column">
      <style:table-column-properties fo:break-before="auto" style:column-width="2.6043in"/>
    </style:style>
    <style:style style:name="co48" style:family="table-column">
      <style:table-column-properties fo:break-before="auto" style:column-width="2.052in"/>
    </style:style>
    <style:style style:name="co49" style:family="table-column">
      <style:table-column-properties fo:break-before="auto" style:column-width="5.7602in"/>
    </style:style>
    <style:style style:name="co50" style:family="table-column">
      <style:table-column-properties fo:break-before="auto" style:column-width="1.5417in"/>
    </style:style>
    <style:style style:name="co51" style:family="table-column">
      <style:table-column-properties fo:break-before="auto" style:column-width="2.7189in"/>
    </style:style>
    <style:style style:name="co52" style:family="table-column">
      <style:table-column-properties fo:break-before="auto" style:column-width="3.7189in"/>
    </style:style>
    <style:style style:name="co53" style:family="table-column">
      <style:table-column-properties fo:break-before="auto" style:column-width="5.4063in"/>
    </style:style>
    <style:style style:name="co54" style:family="table-column">
      <style:table-column-properties fo:break-before="auto" style:column-width="4.4898in"/>
    </style:style>
    <style:style style:name="co55" style:family="table-column">
      <style:table-column-properties fo:break-before="auto" style:column-width="2.7602in"/>
    </style:style>
    <style:style style:name="co56"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3" style:family="table-cell" style:parent-style-name="Default" style:data-style-name="N0">
      <style:table-cell-properties style:vertical-align="top"/>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15" style:family="table-cell" style:parent-style-name="Default" style:data-style-name="N0">
      <style:table-cell-properties style:vertical-align="automatic"/>
      <style:text-properties fo:color="#1155cc"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style:style style:name="T1" style:family="text">
      <style:text-properties fo:color="#1155cc" style:font-name="Arial" fo:font-size="11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Challenges.E2">
          <table:error-message table:message-type="stop" table:display="true"/>
        </table:content-validation>
        <table:content-validation table:name="val2" table:condition="of:cell-content-is-in-list(OPPORTUNITIES)" table:allow-empty-cell="true" table:display-list="unsorted" table:base-cell-address="Opportunities.A2">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D2">
          <table:help-message table:display="true"/>
          <table:error-message table:message-type="stop" table:display="true"/>
        </table:content-validation>
        <table:content-validation table:name="val4" table:condition="of:cell-content-is-in-list(ActorGroups)" table:allow-empty-cell="true" table:display-list="unsorted" table:base-cell-address="ActorGroups.E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G2">
          <table:help-message table:display="true"/>
          <table:error-message table:message-type="stop" table:display="true"/>
        </table:content-validation>
        <table:content-validation table:name="val7" table:condition="of:cell-content-is-in-list(OPPORTUNITIES)" table:allow-empty-cell="true" table:display-list="unsorted" table:base-cell-address="Relations.D2">
          <table:help-message table:display="true"/>
          <table:error-message table:message-type="stop" table:display="true"/>
        </table:content-validation>
        <table:content-validation table:name="val8" table:condition="of:cell-content-is-in-list(CHALLENGES)" table:allow-empty-cell="true" table:display-list="unsorted" table:base-cell-address="Users.F2">
          <table:help-message table:display="true"/>
          <table:error-message table:message-type="stop" table:display="true"/>
        </table:content-validation>
        <table:content-validation table:name="val9" table:condition="of:cell-content-is-in-list(GROUPS)" table:allow-empty-cell="true" table:display-list="unsorted" table:base-cell-address="Users.H2">
          <table:error-message table:message-type="stop" table:display="true"/>
        </table:content-validation>
        <table:content-validation table:name="val10" table:condition="of:cell-content-is-in-list([Groups.$A$2:.$A$4])" table:allow-empty-cell="true" table:display-list="unsorted" table:base-cell-address="Users.H351">
          <table:error-message table:message-type="stop" table:display="true"/>
        </table:content-validation>
        <table:content-validation table:name="val11" table:condition="of:cell-content-is-in-list(#REF!)" table:allow-empty-cell="true" table:display-list="unsorted" table:base-cell-address="Users.T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text:p>
          </table:table-cell>
          <table:table-cell table:number-columns-repeated="62"/>
        </table:table-row>
        <table:table-row table:style-name="ro3">
          <table:table-cell table:style-name="ce35" office:value-type="string" calcext:value-type="string">
            <text:p>Ecoverse</text:p>
          </table:table-cell>
          <table:table-cell table:style-name="ce35" office:value-type="string" calcext:value-type="string">
            <text:p>The Ecoverse to be populated</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4">
          <table:table-cell table:number-columns-repeated="64"/>
        </table:table-row>
        <table:table-row table:style-name="ro4">
          <table:table-cell table:number-columns-repeated="64"/>
        </table:table-row>
      </table:table>
      <table:table table:name="Organisations" table:style-name="ta1">
        <table:table-column table:style-name="co6" table:default-cell-style-name="ce33"/>
        <table:table-column table:style-name="co7" table:default-cell-style-name="ce33"/>
        <table:table-column table:style-name="co6" table:default-cell-style-name="ce33"/>
        <table:table-column table:style-name="co8" table:default-cell-style-name="ce33"/>
        <table:table-column table:style-name="co9" table:default-cell-style-name="ce33"/>
        <table:table-column table:style-name="co10" table:default-cell-style-name="ce33"/>
        <table:table-column table:style-name="co3" table:number-columns-repeated="58"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AVATAR_FILE</text:p>
          </table:table-cell>
          <table:table-cell table:style-name="ce38" office:value-type="string" calcext:value-type="string">
            <text:p>AVATAR</text:p>
          </table:table-cell>
          <table:table-cell table:style-name="ce42" table:number-columns-repeated="14"/>
          <table:table-cell table:number-columns-repeated="44"/>
        </table:table-row>
        <table:table-row table:style-name="ro3">
          <table:table-cell table:number-columns-repeated="2" table:style-name="ce35" office:value-type="string" calcext:value-type="string">
            <text:p>Cherrytwist</text:p>
          </table:table-cell>
          <table:table-cell table:style-name="ce35" office:value-type="string" calcext:value-type="string">
            <text:p>Enabling society to collaborate. Building a better future, together.</text:p>
          </table:table-cell>
          <table:table-cell table:style-name="ce35" office:value-type="string" calcext:value-type="string">
            <text:p>Open source Challenge Management Platform</text:p>
          </table:table-cell>
          <table:table-cell table:style-name="ce35" office:value-type="string" calcext:value-type="string">
            <text:p>cherrytwist.png</text:p>
          </table:table-cell>
          <table:table-cell table:style-name="ce48" table:formula="of:=CONTENT_BASE_URL&amp;&quot;organisation_logos/&quot;&amp;[.E2]" office:value-type="string" office:string-value="https://prod-v3.odyssey.ninja/backend/storage/organisation_logos/cherrytwist.png" calcext:value-type="string">
            <text:p>https://prod-v3.odyssey.ninja/backend/storage/organisation_logos/cherrytwist.png</text:p>
          </table:table-cell>
          <table:table-cell table:style-name="ce48"/>
          <table:table-cell table:number-columns-repeated="57"/>
        </table:table-row>
        <table:table-row table:style-name="ro3">
          <table:table-cell table:number-columns-repeated="2"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3]" office:value-type="string" office:string-value="https://prod-v3.odyssey.ninja/backend/storage/organisation_logos/odyssey.png" calcext:value-type="string">
            <text:p>https://prod-v3.odyssey.ninja/backend/storage/organisation_logos/odyssey.png</text:p>
          </table:table-cell>
          <table:table-cell table:number-columns-repeated="58"/>
        </table:table-row>
        <table:table-row table:style-name="ro3">
          <table:table-cell table:style-name="ce35" office:value-type="string" calcext:value-type="string">
            <text:p>Peace</text:p>
          </table:table-cell>
          <table:table-cell table:style-name="ce35" office:value-type="string" calcext:value-type="string">
            <text:p>Business Plan for Peace</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58"/>
        </table:table-row>
        <table:table-row table:style-name="ro3">
          <table:table-cell table:style-name="ce43" office:value-type="string" calcext:value-type="string">
            <text:p>CyberNN</text:p>
          </table:table-cell>
          <table:table-cell table:style-name="ce43" office:value-type="string" calcext:value-type="string">
            <text:p>Cybersecurity North-Netherlands</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58"/>
        </table:table-row>
        <table:table-row table:style-name="ro3">
          <table:table-cell table:style-name="ce43" office:value-type="string" calcext:value-type="string">
            <text:p>DAML_DA</text:p>
          </table:table-cell>
          <table:table-cell table:style-name="ce43" office:value-type="string" calcext:value-type="string">
            <text:p>DAML Digital Asset</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6]" office:value-type="string" office:string-value="https://prod-v3.odyssey.ninja/backend/storage/organisation_logos/daml.svg" calcext:value-type="string">
            <text:p>https://prod-v3.odyssey.ninja/backend/storage/organisation_logos/daml.svg</text:p>
          </table:table-cell>
          <table:table-cell table:number-columns-repeated="58"/>
        </table:table-row>
        <table:table-row table:style-name="ro3">
          <table:table-cell table:style-name="ce43" office:value-type="string" calcext:value-type="string">
            <text:p>Dell_boomi</text:p>
          </table:table-cell>
          <table:table-cell table:style-name="ce43" office:value-type="string" calcext:value-type="string">
            <text:p>Dell Boomi</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7]" office:value-type="string" office:string-value="https://prod-v3.odyssey.ninja/backend/storage/organisation_logos/dell_boomi.png" calcext:value-type="string">
            <text:p>https://prod-v3.odyssey.ninja/backend/storage/organisation_logos/dell_boomi.png</text:p>
          </table:table-cell>
          <table:table-cell table:number-columns-repeated="58"/>
        </table:table-row>
        <table:table-row table:style-name="ro3">
          <table:table-cell table:style-name="ce43" office:value-type="string" calcext:value-type="string">
            <text:p>DBC</text:p>
          </table:table-cell>
          <table:table-cell table:style-name="ce43" office:value-type="string" calcext:value-type="string">
            <text:p>Dutch Blockchain Coalition</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8]" office:value-type="string" office:string-value="https://prod-v3.odyssey.ninja/backend/storage/organisation_logos/dbc.png" calcext:value-type="string">
            <text:p>https://prod-v3.odyssey.ninja/backend/storage/organisation_logos/dbc.png</text:p>
          </table:table-cell>
          <table:table-cell table:number-columns-repeated="58"/>
        </table:table-row>
        <table:table-row table:style-name="ro3">
          <table:table-cell table:style-name="ce47" office:value-type="string" calcext:value-type="string">
            <text:p>MinDef</text:p>
          </table:table-cell>
          <table:table-cell table:style-name="ce47" office:value-type="string" calcext:value-type="string">
            <text:p>Dutch Ministry of Defense</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9]" office:value-type="string" office:string-value="https://prod-v3.odyssey.ninja/backend/storage/organisation_logos/min_defence.png" calcext:value-type="string">
            <text:p>https://prod-v3.odyssey.ninja/backend/storage/organisation_logos/min_defence.png</text:p>
          </table:table-cell>
          <table:table-cell table:number-columns-repeated="58"/>
        </table:table-row>
        <table:table-row table:style-name="ro3">
          <table:table-cell table:style-name="ce43" office:value-type="string" calcext:value-type="string">
            <text:p>MinBZK</text:p>
          </table:table-cell>
          <table:table-cell table:style-name="ce43" office:value-type="string" calcext:value-type="string">
            <text:p>Dutch Ministry of the Interior and Kingdom Relations</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10]" office:value-type="string" office:string-value="https://prod-v3.odyssey.ninja/backend/storage/organisation_logos/min_bzk.svg" calcext:value-type="string">
            <text:p>https://prod-v3.odyssey.ninja/backend/storage/organisation_logos/min_bzk.svg</text:p>
          </table:table-cell>
          <table:table-cell table:number-columns-repeated="58"/>
        </table:table-row>
        <table:table-row table:style-name="ro3">
          <table:table-cell table:style-name="ce43" office:value-type="string" calcext:value-type="string">
            <text:p>Politie</text:p>
          </table:table-cell>
          <table:table-cell table:style-name="ce43" office:value-type="string" calcext:value-type="string">
            <text:p>Dutch Police</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1]" office:value-type="string" office:string-value="https://prod-v3.odyssey.ninja/backend/storage/organisation_logos/politie.png" calcext:value-type="string">
            <text:p>https://prod-v3.odyssey.ninja/backend/storage/organisation_logos/politie.png</text:p>
          </table:table-cell>
          <table:table-cell table:number-columns-repeated="58"/>
        </table:table-row>
        <table:table-row table:style-name="ro3">
          <table:table-cell table:number-columns-repeated="2" table:style-name="ce43"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2]" office:value-type="string" office:string-value="https://prod-v3.odyssey.ninja/backend/storage/organisation_logos/enexis.png" calcext:value-type="string">
            <text:p>https://prod-v3.odyssey.ninja/backend/storage/organisation_logos/enexis.png</text:p>
          </table:table-cell>
          <table:table-cell table:number-columns-repeated="58"/>
        </table:table-row>
        <table:table-row table:style-name="ro3">
          <table:table-cell table:number-columns-repeated="2" table:style-name="ce43"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3]" office:value-type="string" office:string-value="https://prod-v3.odyssey.ninja/backend/storage/organisation_logos/engie.png" calcext:value-type="string">
            <text:p>https://prod-v3.odyssey.ninja/backend/storage/organisation_logos/engie.png</text:p>
          </table:table-cell>
          <table:table-cell table:number-columns-repeated="58"/>
        </table:table-row>
        <table:table-row table:style-name="ro3">
          <table:table-cell table:number-columns-repeated="2" table:style-name="ce43"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4]" office:value-type="string" office:string-value="https://prod-v3.odyssey.ninja/backend/storage/organisation_logos/fibree.svg" calcext:value-type="string">
            <text:p>https://prod-v3.odyssey.ninja/backend/storage/organisation_logos/fibree.svg</text:p>
          </table:table-cell>
          <table:table-cell table:number-columns-repeated="58"/>
        </table:table-row>
        <table:table-row table:style-name="ro3">
          <table:table-cell table:style-name="ce35" office:value-type="string" calcext:value-type="string">
            <text:p>DenHaag</text:p>
          </table:table-cell>
          <table:table-cell table:style-name="ce35" office:value-type="string" calcext:value-type="string">
            <text:p>Gemeente Den 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5]" office:value-type="string" office:string-value="https://prod-v3.odyssey.ninja/backend/storage/organisation_logos/den_haag.png" calcext:value-type="string">
            <text:p>https://prod-v3.odyssey.ninja/backend/storage/organisation_logos/den_haag.png</text:p>
          </table:table-cell>
          <table:table-cell table:number-columns-repeated="58"/>
        </table:table-row>
        <table:table-row table:style-name="ro3">
          <table:table-cell table:style-name="ce43" office:value-type="string" calcext:value-type="string">
            <text:p>Groningen</text:p>
          </table:table-cell>
          <table:table-cell table:style-name="ce43" office:value-type="string" calcext:value-type="string">
            <text:p>Gemeente Groningen</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58"/>
        </table:table-row>
        <table:table-row table:style-name="ro3">
          <table:table-cell table:style-name="ce43" office:value-type="string" calcext:value-type="string">
            <text:p>GridSingularity</text:p>
          </table:table-cell>
          <table:table-cell table:style-name="ce43" office:value-type="string" calcext:value-type="string">
            <text:p>Grid 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58"/>
        </table:table-row>
        <table:table-row table:style-name="ro3">
          <table:table-cell table:style-name="ce43" office:value-type="string" calcext:value-type="string">
            <text:p>Hanze_Groningen</text:p>
          </table:table-cell>
          <table:table-cell table:style-name="ce43" office:value-type="string" calcext:value-type="string">
            <text:p>Hanzehogeschool Groningen</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8]" office:value-type="string" office:string-value="https://prod-v3.odyssey.ninja/backend/storage/organisation_logos/hanze.png" calcext:value-type="string">
            <text:p>https://prod-v3.odyssey.ninja/backend/storage/organisation_logos/hanze.png</text:p>
          </table:table-cell>
          <table:table-cell table:number-columns-repeated="58"/>
        </table:table-row>
        <table:table-row table:style-name="ro3">
          <table:table-cell table:number-columns-repeated="2" table:style-name="ce43"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9]" office:value-type="string" office:string-value="https://prod-v3.odyssey.ninja/backend/storage/organisation_logos/icel.png" calcext:value-type="string">
            <text:p>https://prod-v3.odyssey.ninja/backend/storage/organisation_logos/icel.png</text:p>
          </table:table-cell>
          <table:table-cell table:number-columns-repeated="58"/>
        </table:table-row>
        <table:table-row table:style-name="ro3">
          <table:table-cell table:number-columns-repeated="2" table:style-name="ce43"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20]" office:value-type="string" office:string-value="https://prod-v3.odyssey.ninja/backend/storage/organisation_logos/ifv.svg" calcext:value-type="string">
            <text:p>https://prod-v3.odyssey.ninja/backend/storage/organisation_logos/ifv.svg</text:p>
          </table:table-cell>
          <table:table-cell table:number-columns-repeated="58"/>
        </table:table-row>
        <table:table-row table:style-name="ro3">
          <table:table-cell table:number-columns-repeated="2" table:style-name="ce43"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1]" office:value-type="string" office:string-value="https://prod-v3.odyssey.ninja/backend/storage/organisation_logos/iucn.png" calcext:value-type="string">
            <text:p>https://prod-v3.odyssey.ninja/backend/storage/organisation_logos/iucn.png</text:p>
          </table:table-cell>
          <table:table-cell table:number-columns-repeated="58"/>
        </table:table-row>
        <table:table-row table:style-name="ro3">
          <table:table-cell table:number-columns-repeated="2" table:style-name="ce43"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2]" office:value-type="string" office:string-value="https://prod-v3.odyssey.ninja/backend/storage/organisation_logos/kadaster.svg" calcext:value-type="string">
            <text:p>https://prod-v3.odyssey.ninja/backend/storage/organisation_logos/kadaster.svg</text:p>
          </table:table-cell>
          <table:table-cell table:number-columns-repeated="58"/>
        </table:table-row>
        <table:table-row table:style-name="ro3">
          <table:table-cell table:style-name="ce35" office:value-type="string" calcext:value-type="string">
            <text:p>KvK</text:p>
          </table:table-cell>
          <table:table-cell table:style-name="ce35" office:value-type="string" calcext:value-type="string">
            <text:p>Kamer van Koophandel</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3]" office:value-type="string" office:string-value="https://prod-v3.odyssey.ninja/backend/storage/organisation_logos/kvk.jpg" calcext:value-type="string">
            <text:p>https://prod-v3.odyssey.ninja/backend/storage/organisation_logos/kvk.jpg</text:p>
          </table:table-cell>
          <table:table-cell table:number-columns-repeated="58"/>
        </table:table-row>
        <table:table-row table:style-name="ro3">
          <table:table-cell table:style-name="ce43" office:value-type="string" calcext:value-type="string">
            <text:p>KLM_Cargo</text:p>
          </table:table-cell>
          <table:table-cell table:style-name="ce43" office:value-type="string" calcext:value-type="string">
            <text:p>KLM Cargo</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4]" office:value-type="string" office:string-value="https://prod-v3.odyssey.ninja/backend/storage/organisation_logos/klm_cargo.jpg" calcext:value-type="string">
            <text:p>https://prod-v3.odyssey.ninja/backend/storage/organisation_logos/klm_cargo.jpg</text:p>
          </table:table-cell>
          <table:table-cell table:number-columns-repeated="58"/>
        </table:table-row>
        <table:table-row table:style-name="ro3">
          <table:table-cell table:style-name="ce43" office:value-type="string" calcext:value-type="string">
            <text:p>Nature2</text:p>
          </table:table-cell>
          <table:table-cell table:style-name="ce43" office:value-type="string" calcext:value-type="string">
            <text:p>Nature 2.0</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5]" office:value-type="string" office:string-value="https://prod-v3.odyssey.ninja/backend/storage/organisation_logos/nature_20.svg" calcext:value-type="string">
            <text:p>https://prod-v3.odyssey.ninja/backend/storage/organisation_logos/nature_20.svg</text:p>
          </table:table-cell>
          <table:table-cell table:number-columns-repeated="58"/>
        </table:table-row>
        <table:table-row table:style-name="ro3">
          <table:table-cell table:style-name="ce35" office:value-type="string" calcext:value-type="string">
            <text:p>Innovation</text:p>
          </table:table-cell>
          <table:table-cell table:style-name="ce35" office:value-type="string" calcext:value-type="string">
            <text:p>Powering Innovation</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58"/>
        </table:table-row>
        <table:table-row table:style-name="ro3">
          <table:table-cell table:style-name="ce43" office:value-type="string" calcext:value-type="string">
            <text:p>GroningenProv</text:p>
          </table:table-cell>
          <table:table-cell table:style-name="ce43" office:value-type="string" calcext:value-type="string">
            <text:p>Province of Groningen</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58"/>
        </table:table-row>
        <table:table-row table:style-name="ro3">
          <table:table-cell table:number-columns-repeated="2" table:style-name="ce43"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8]" office:value-type="string" office:string-value="https://prod-v3.odyssey.ninja/backend/storage/organisation_logos/rugr.svg" calcext:value-type="string">
            <text:p>https://prod-v3.odyssey.ninja/backend/storage/organisation_logos/rugr.svg</text:p>
          </table:table-cell>
          <table:table-cell table:number-columns-repeated="58"/>
        </table:table-row>
        <table:table-row table:style-name="ro3">
          <table:table-cell table:style-name="ce43" office:value-type="string" calcext:value-type="string">
            <text:p>SargassoSea</text:p>
          </table:table-cell>
          <table:table-cell table:style-name="ce43" office:value-type="string" calcext:value-type="string">
            <text:p>Sargasso Sea Commission</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9]" office:value-type="string" office:string-value="https://prod-v3.odyssey.ninja/backend/storage/organisation_logos/sargasso_sea.png" calcext:value-type="string">
            <text:p>https://prod-v3.odyssey.ninja/backend/storage/organisation_logos/sargasso_sea.png</text:p>
          </table:table-cell>
          <table:table-cell table:number-columns-repeated="58"/>
        </table:table-row>
        <table:table-row table:style-name="ro3">
          <table:table-cell table:style-name="ce43" office:value-type="string" calcext:value-type="string">
            <text:p>SNI</text:p>
          </table:table-cell>
          <table:table-cell table:style-name="ce43" office:value-type="string" calcext:value-type="string">
            <text:p>Sovereign Nature Initiative</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30]" office:value-type="string" office:string-value="https://prod-v3.odyssey.ninja/backend/storage/organisation_logos/sni.png" calcext:value-type="string">
            <text:p>https://prod-v3.odyssey.ninja/backend/storage/organisation_logos/sni.png</text:p>
          </table:table-cell>
          <table:table-cell table:number-columns-repeated="58"/>
        </table:table-row>
        <table:table-row table:style-name="ro3">
          <table:table-cell table:number-columns-repeated="2" table:style-name="ce43"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1]" office:value-type="string" office:string-value="https://prod-v3.odyssey.ninja/backend/storage/organisation_logos/tvm.jpg" calcext:value-type="string">
            <text:p>https://prod-v3.odyssey.ninja/backend/storage/organisation_logos/tvm.jpg</text:p>
          </table:table-cell>
          <table:table-cell table:number-columns-repeated="58"/>
        </table:table-row>
        <table:table-row table:style-name="ro3">
          <table:table-cell table:number-columns-repeated="2" table:style-name="ce43"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2]" office:value-type="string" office:string-value="https://prod-v3.odyssey.ninja/backend/storage/organisation_logos/umcg.jpg" calcext:value-type="string">
            <text:p>https://prod-v3.odyssey.ninja/backend/storage/organisation_logos/umcg.jpg</text:p>
          </table:table-cell>
          <table:table-cell table:number-columns-repeated="58"/>
        </table:table-row>
        <table:table-row table:style-name="ro3">
          <table:table-cell table:number-columns-repeated="2" table:style-name="ce43"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3]" office:value-type="string" office:string-value="https://prod-v3.odyssey.ninja/backend/storage/organisation_logos/vattenfall.png" calcext:value-type="string">
            <text:p>https://prod-v3.odyssey.ninja/backend/storage/organisation_logos/vattenfall.png</text:p>
          </table:table-cell>
          <table:table-cell table:number-columns-repeated="58"/>
        </table:table-row>
        <table:table-row table:style-name="ro3">
          <table:table-cell table:number-columns-repeated="2" table:style-name="ce43"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4]" office:value-type="string" office:string-value="https://prod-v3.odyssey.ninja/backend/storage/organisation_logos/vmware.png" calcext:value-type="string">
            <text:p>https://prod-v3.odyssey.ninja/backend/storage/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5]" office:value-type="string" office:string-value="https://prod-v3.odyssey.ninja/backend/storage/organisation_logos/yes_delft.jpg" calcext:value-type="string">
            <text:p>https://prod-v3.odyssey.ninja/backend/storage/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Ecoverse" table:style-name="ta1">
        <table:table-column table:style-name="co11" table:default-cell-style-name="ce33"/>
        <table:table-column table:style-name="co12" table:default-cell-style-name="ce33"/>
        <table:table-column table:style-name="co13" table:number-columns-repeated="2"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16" table:number-columns-repeated="2" table:default-cell-style-name="ce33"/>
        <table:table-column table:style-name="co17" table:number-columns-repeated="3" table:default-cell-style-name="ce33"/>
        <table:table-column table:style-name="co18" table:default-cell-style-name="ce33"/>
        <table:table-column table:style-name="co3" table:number-columns-repeated="53"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HOST</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38" office:value-type="string" calcext:value-type="string">
            <text:p>VISUAL_AVATAR</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style-name="ce42" table:number-columns-repeated="15"/>
          <table:table-cell table:number-columns-repeated="38"/>
        </table:table-row>
        <table:table-row table:style-name="ro5">
          <table:table-cell table:style-name="ce35" office:value-type="string" calcext:value-type="string">
            <text:p>cherrytwist</text:p>
          </table:table-cell>
          <table:table-cell table:style-name="ce39" office:value-type="string" calcext:value-type="string">
            <text:p>Cherrytiwst </text:p>
          </table:table-cell>
          <table:table-cell table:style-name="ce35" office:value-type="string" calcext:value-type="string">
            <text:p>Cherrytwist</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35" office:value-type="string" calcext:value-type="string">
            <text:p>collaborate, connect, context, coordinate, community, challenge</text:p>
          </table:table-cell>
          <table:table-cell table:style-name="ce40" office:value-type="string" calcext:value-type="string">
            <text:p><text:a xlink:href="https://cherrytwist.org/uploads/logos/CT-logo-teal-transparent.svg" xlink:type="simple">https://cherrytwist.org/uploads/logos/CT-logo-teal-transparent.svg</text:a></text:p>
          </table:table-cell>
          <table:table-cell table:style-name="ce35" office:value-type="string" calcext:value-type="string">
            <text:p><text:a xlink:href="http://cherrytwist.org.ipns.localhost:8080/media/challenge-is-a-journey_hu8096e3d89cf321b245f4c48872c93451_6104053_1200x1200_fit_q75_lanczos.jpg" xlink:type="simple">http://cherrytwist.org.ipns.localhost:8080/media/challenge-is-a-journey_hu8096e3d89cf321b245f4c48872c93451_6104053_1200x1200_fit_q75_lanczos.jpg</text:a></text:p>
          </table:table-cell>
          <table:table-cell table:style-name="ce35" office:value-type="string" calcext:value-type="string">
            <text:p><text:a xlink:href="http://cherrytwist.org.ipns.localhost:8080/media/challenge-is-a-journey_hu8096e3d89cf321b245f4c48872c93451_6104053_1200x1200_fit_q75_lanczos.jpg" xlink:type="simple">http://cherrytwist.org.ipns.localhost:8080/media/challenge-is-a-journey_hu8096e3d89cf321b245f4c48872c93451_6104053_1200x1200_fit_q75_lanczos.jpg</text:a></text:p>
          </table:table-cell>
          <table:table-cell table:style-name="ce37" office:value-type="string" calcext:value-type="string">
            <text:p><text:a xlink:href="http://cherrytwist.org/" xlink:type="simple">http://cherrytwist.org</text:a></text:p>
          </table:table-cell>
          <table:table-cell table:style-name="ce41" office:value-type="string" calcext:value-type="string">
            <text:p>http://github.com/cherrytwist</text:p>
          </table:table-cell>
          <table:table-cell table:number-columns-repeated="53"/>
        </table:table-row>
        <table:table-row table:style-name="ro3" table:number-rows-repeated="978">
          <table:table-cell table:number-columns-repeated="67"/>
        </table:table-row>
        <table:table-row table:style-name="ro1" table:number-rows-repeated="1047595">
          <table:table-cell table:number-columns-repeated="67"/>
        </table:table-row>
        <table:table-row table:style-name="ro1">
          <table:table-cell table:number-columns-repeated="67"/>
        </table:table-row>
      </table:table>
      <table:table table:name="Challenges" table:style-name="ta1">
        <table:table-column table:style-name="co11" table:default-cell-style-name="ce33"/>
        <table:table-column table:style-name="co19" table:number-columns-repeated="2" table:default-cell-style-name="ce33"/>
        <table:table-column table:style-name="co20" table:default-cell-style-name="ce33"/>
        <table:table-column table:style-name="co13" table:default-cell-style-name="ce33"/>
        <table:table-column table:style-name="co14" table:default-cell-style-name="ce33"/>
        <table:table-column table:style-name="co15" table:default-cell-style-name="ce33"/>
        <table:table-column table:style-name="co3" table:default-cell-style-name="ce33"/>
        <table:table-column table:style-name="co21" table:default-cell-style-name="ce33"/>
        <table:table-column table:style-name="co16" table:default-cell-style-name="ce33"/>
        <table:table-column table:style-name="co22" table:default-cell-style-name="ce33"/>
        <table:table-column table:style-name="co18" table:number-columns-repeated="3" table:default-cell-style-name="ce33"/>
        <table:table-column table:style-name="co23" table:default-cell-style-name="ce33"/>
        <table:table-column table:style-name="co3" table:number-columns-repeated="51"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ECOVERSE</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38" office:value-type="string" calcext:value-type="string">
            <text:p>VISUAL_AVATAR</text:p>
          </table:table-cell>
          <table:table-cell table:style-name="ce38" office:value-type="string" calcext:value-type="string">
            <text:p>VISUAL_BACKGROUND_FILE</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38" office:value-type="string" calcext:value-type="string">
            <text:p>REF_VIDEO</text:p>
          </table:table-cell>
          <table:table-cell table:style-name="ce42" table:number-columns-repeated="14"/>
          <table:table-cell table:number-columns-repeated="37"/>
        </table:table-row>
        <table:table-row table:style-name="ro6">
          <table:table-cell table:style-name="ce35" office:value-type="string" calcext:value-type="string">
            <text:p>balance-grid</text:p>
          </table:table-cell>
          <table:table-cell table:style-name="ce39" office:value-type="string" calcext:value-type="string">
            <text:p>Balance the grid</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balance-the-grid.jpeg</text:p>
          </table:table-cell>
          <table:table-cell table:style-name="ce40" table:formula="of:=CONTENT_BASE_URL&amp;&quot;challenges/&quot;&amp;[.L2]" office:value-type="string" office:string-value="https://prod-v3.odyssey.ninja/backend/storage/challenges/balance-the-grid.jpeg" calcext:value-type="string">
            <text:p>https://prod-v3.odyssey.ninja/backend/storage/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style-name="ce41" office:value-type="string" calcext:value-type="string">
            <text:p><text:a xlink:href="https://youtu.be/-wGlzcjs9CI" xlink:type="simple">https://youtu.be/-wGlzcjs9CI</text:a></text:p>
          </table:table-cell>
          <table:table-cell table:number-columns-repeated="51"/>
        </table:table-row>
        <table:table-row table:style-name="ro6">
          <table:table-cell table:style-name="ce35" office:value-type="string" calcext:value-type="string">
            <text:p>nature-2</text:p>
          </table:table-cell>
          <table:table-cell table:style-name="ce39" office:value-type="string" calcext:value-type="string">
            <text:p>Building critical infrastructures</text:p>
          </table:table-cell>
          <table:table-cell table:style-name="ce39" office:value-type="string" calcext:value-type="string">
            <text:p>cherrytwist</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nature-20.jpeg</text:p>
          </table:table-cell>
          <table:table-cell table:style-name="ce40" table:formula="of:=CONTENT_BASE_URL&amp;&quot;challenges/&quot;&amp;[.L3]" office:value-type="string" office:string-value="https://prod-v3.odyssey.ninja/backend/storage/challenges/nature-20.jpeg" calcext:value-type="string">
            <text:p>https://prod-v3.odyssey.ninja/backend/storage/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office:value-type="string" calcext:value-type="string">
            <text:p>circular</text:p>
          </table:table-cell>
          <table:table-cell table:style-name="ce39" office:value-type="string" calcext:value-type="string">
            <text:p>Circular economy for freight packaging</text:p>
          </table:table-cell>
          <table:table-cell table:style-name="ce39" office:value-type="string" calcext:value-type="string">
            <text:p>cherrytwist</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ircular-economy-for-freight-packaging.jpeg</text:p>
          </table:table-cell>
          <table:table-cell table:style-name="ce40" table:formula="of:=CONTENT_BASE_URL&amp;&quot;challenges/&quot;&amp;[.L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office:value-type="string" calcext:value-type="string">
            <text:p>air-cargo</text:p>
          </table:table-cell>
          <table:table-cell table:style-name="ce39" office:value-type="string" calcext:value-type="string">
            <text:p>Compliant air cargo flow</text:p>
          </table:table-cell>
          <table:table-cell table:style-name="ce39" office:value-type="string" calcext:value-type="string">
            <text:p>cherrytwist</text:p>
          </table:table-cell>
          <table:table-cell table:style-name="ce44" office:value-type="string" calcext:value-type="string">
            <text:p>KLM_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mpliant-air-cargo-flow.jpg</text:p>
          </table:table-cell>
          <table:table-cell table:style-name="ce40" table:formula="of:=CONTENT_BASE_URL&amp;&quot;challenges/&quot;&amp;[.L5]" office:value-type="string" office:string-value="https://prod-v3.odyssey.ninja/backend/storage/challenges/compliant-air-cargo-flow.jpg" calcext:value-type="string">
            <text:p>https://prod-v3.odyssey.ninja/backend/storage/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office:value-type="string" calcext:value-type="string">
            <text:p>decarbonization</text:p>
          </table:table-cell>
          <table:table-cell table:style-name="ce39" office:value-type="string" calcext:value-type="string">
            <text:p>Consumer- and organization driven decarbonization</text:p>
          </table:table-cell>
          <table:table-cell table:style-name="ce39" office:value-type="string" calcext:value-type="string">
            <text:p>cherrytwist</text:p>
          </table:table-cell>
          <table:table-cell table:style-name="ce35" office:value-type="string" calcext:value-type="string">
            <text:p>DAML_DA, Dell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nsumer-and-organization-driven-decarbonization.jpeg</text:p>
          </table:table-cell>
          <table:table-cell table:style-name="ce40" table:formula="of:=CONTENT_BASE_URL&amp;&quot;challenges/&quot;&amp;[.L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office:value-type="string" calcext:value-type="string">
            <text:p>conflict-prev</text:p>
          </table:table-cell>
          <table:table-cell table:style-name="ce39" office:value-type="string" calcext:value-type="string">
            <text:p>Digital architecture for peace</text:p>
          </table:table-cell>
          <table:table-cell table:style-name="ce39" office:value-type="string" calcext:value-type="string">
            <text:p>cherrytwist</text:p>
          </table:table-cell>
          <table:table-cell table:style-name="ce35" office:value-type="string" calcext:value-type="string">
            <text:p>Innovation, MinDef</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nflict-prevention.jpeg</text:p>
          </table:table-cell>
          <table:table-cell table:style-name="ce40" table:formula="of:=CONTENT_BASE_URL&amp;&quot;challenges/&quot;&amp;[.L7]" office:value-type="string" office:string-value="https://prod-v3.odyssey.ninja/backend/storage/challenges/conflict-prevention.jpeg" calcext:value-type="string">
            <text:p>https://prod-v3.odyssey.ninja/backend/storage/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office:value-type="string" calcext:value-type="string">
            <text:p>living-labs-1</text:p>
          </table:table-cell>
          <table:table-cell table:style-name="ce39" office:value-type="string" calcext:value-type="string">
            <text:p>Driving the adoption of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driving-adoption-of-living-labs.jpeg</text:p>
          </table:table-cell>
          <table:table-cell table:style-name="ce40" table:formula="of:=CONTENT_BASE_URL&amp;&quot;challenges/&quot;&amp;[.L8]" office:value-type="string" office:string-value="https://prod-v3.odyssey.ninja/backend/storage/challenges/driving-adoption-of-living-labs.jpeg" calcext:value-type="string">
            <text:p>https://prod-v3.odyssey.ninja/backend/storage/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office:value-type="string" calcext:value-type="string">
            <text:p>healthcare</text:p>
          </table:table-cell>
          <table:table-cell table:style-name="ce39" office:value-type="string" calcext:value-type="string">
            <text:p>Future of acute healthcare</text:p>
          </table:table-cell>
          <table:table-cell table:style-name="ce39" office:value-type="string" calcext:value-type="string">
            <text:p>cherrytwist</text:p>
          </table:table-cell>
          <table:table-cell table:style-name="ce44" office:value-type="string" calcext:value-type="string">
            <text:p>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healthcare.jpeg</text:p>
          </table:table-cell>
          <table:table-cell table:style-name="ce40" table:formula="of:=CONTENT_BASE_URL&amp;&quot;challenges/&quot;&amp;[.L9]" office:value-type="string" office:string-value="https://prod-v3.odyssey.ninja/backend/storage/challenges/healthcare.jpeg" calcext:value-type="string">
            <text:p>https://prod-v3.odyssey.ninja/backend/storage/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office:value-type="string" calcext:value-type="string">
            <text:p>generation-now</text:p>
          </table:table-cell>
          <table:table-cell table:style-name="ce39" office:value-type="string" calcext:value-type="string">
            <text:p>Generation Now</text:p>
          </table:table-cell>
          <table:table-cell table:style-name="ce39" office:value-type="string" calcext:value-type="string">
            <text:p>cherrytwist</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generation-now.jpg</text:p>
          </table:table-cell>
          <table:table-cell table:style-name="ce40" table:formula="of:=CONTENT_BASE_URL&amp;&quot;challenges/&quot;&amp;[.L10]" office:value-type="string" office:string-value="https://prod-v3.odyssey.ninja/backend/storage/challenges/generation-now.jpg" calcext:value-type="string">
            <text:p>https://prod-v3.odyssey.ninja/backend/storage/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office:value-type="string" calcext:value-type="string">
            <text:p>safety</text:p>
          </table:table-cell>
          <table:table-cell table:style-name="ce39" office:value-type="string" calcext:value-type="string">
            <text:p>Inclusive safety communities</text:p>
          </table:table-cell>
          <table:table-cell table:style-name="ce39" office:value-type="string" calcext:value-type="string">
            <text:p>cherrytwist</text:p>
          </table:table-cell>
          <table:table-cell table:style-name="ce43" office:value-type="string" calcext:value-type="string">
            <text:p>Politi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inclusive-safety-communities.jpeg</text:p>
          </table:table-cell>
          <table:table-cell table:style-name="ce40" table:formula="of:=CONTENT_BASE_URL&amp;&quot;challenges/&quot;&amp;[.L11]" office:value-type="string" office:string-value="https://prod-v3.odyssey.ninja/backend/storage/challenges/inclusive-safety-communities.jpeg" calcext:value-type="string">
            <text:p>https://prod-v3.odyssey.ninja/backend/storage/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office:value-type="string" calcext:value-type="string">
            <text:p>digital-twins</text:p>
          </table:table-cell>
          <table:table-cell table:style-name="ce39" office:value-type="string" calcext:value-type="string">
            <text:p>Interact with digital twins</text:p>
          </table:table-cell>
          <table:table-cell table:style-name="ce39" office:value-type="string" calcext:value-type="string">
            <text:p>cherrytwist</text:p>
          </table:table-cell>
          <table:table-cell table:style-name="ce35" office:value-type="string" calcext:value-type="string">
            <text:p>Grid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energy-singularity.jpeg</text:p>
          </table:table-cell>
          <table:table-cell table:style-name="ce40" table:formula="of:=CONTENT_BASE_URL&amp;&quot;challenges/&quot;&amp;[.L12]" office:value-type="string" office:string-value="https://prod-v3.odyssey.ninja/backend/storage/challenges/energy-singularity.jpeg" calcext:value-type="string">
            <text:p>https://prod-v3.odyssey.ninja/backend/storage/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office:value-type="string" calcext:value-type="string">
            <text:p>open-source-911</text:p>
          </table:table-cell>
          <table:table-cell table:style-name="ce39" office:value-type="string" calcext:value-type="string">
            <text:p>Open-source 911 for digital space</text:p>
          </table:table-cell>
          <table:table-cell table:style-name="ce39" office:value-type="string" calcext:value-type="string">
            <text:p>cherrytwist</text:p>
          </table:table-cell>
          <table:table-cell table:style-name="ce43" office:value-type="string" calcext:value-type="string">
            <text:p>CyberNN, GroningenProv</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open-source-911-for-digital-space.jpeg</text:p>
          </table:table-cell>
          <table:table-cell table:style-name="ce40" table:formula="of:=CONTENT_BASE_URL&amp;&quot;challenges/&quot;&amp;[.L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office:value-type="string" calcext:value-type="string">
            <text:p>real-estate</text:p>
          </table:table-cell>
          <table:table-cell table:style-name="ce39" office:value-type="string" calcext:value-type="string">
            <text:p>Opening up Real Estate</text:p>
          </table:table-cell>
          <table:table-cell table:style-name="ce39" office:value-type="string" calcext:value-type="string">
            <text:p>cherrytwist</text:p>
          </table:table-cell>
          <table:table-cell table:style-name="ce35" office:value-type="string" calcext:value-type="string">
            <text:p>DBC,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opening-up-real-estate.jpeg</text:p>
          </table:table-cell>
          <table:table-cell table:style-name="ce40" table:formula="of:=CONTENT_BASE_URL&amp;&quot;challenges/&quot;&amp;[.L14]" office:value-type="string" office:string-value="https://prod-v3.odyssey.ninja/backend/storage/challenges/opening-up-real-estate.jpeg" calcext:value-type="string">
            <text:p>https://prod-v3.odyssey.ninja/backend/storage/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office:value-type="string" calcext:value-type="string">
            <text:p>upcycling</text:p>
          </table:table-cell>
          <table:table-cell table:style-name="ce39" office:value-type="string" calcext:value-type="string">
            <text:p>Plastic pollution to upcycling economy</text:p>
          </table:table-cell>
          <table:table-cell table:style-name="ce39" office:value-type="string" calcext:value-type="string">
            <text:p>cherrytwist</text:p>
          </table:table-cell>
          <table:table-cell table:style-name="ce43" office:value-type="string" calcext:value-type="string">
            <text:p>DAML_DA, Vmware, Dell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from-plastic-pollution-to-upcycling-economy.jpeg</text:p>
          </table:table-cell>
          <table:table-cell table:style-name="ce40" table:formula="of:=CONTENT_BASE_URL&amp;&quot;challenges/&quot;&amp;[.L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office:value-type="string" calcext:value-type="string">
            <text:p>marine-life</text:p>
          </table:table-cell>
          <table:table-cell table:style-name="ce39" office:value-type="string" calcext:value-type="string">
            <text:p>Protecting marine biodiversity</text:p>
          </table:table-cell>
          <table:table-cell table:style-name="ce39" office:value-type="string" calcext:value-type="string">
            <text:p>cherrytwist</text:p>
          </table:table-cell>
          <table:table-cell table:style-name="ce35" office:value-type="string" calcext:value-type="string">
            <text:p>SargassoSea,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calable-and-inclusive-living-labs.jpg</text:p>
          </table:table-cell>
          <table:table-cell table:style-name="ce40" table:formula="of:=CONTENT_BASE_URL&amp;&quot;challenges/&quot;&amp;[.L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office:value-type="string" calcext:value-type="string">
            <text:p>living-labs-2</text:p>
          </table:table-cell>
          <table:table-cell table:style-name="ce39" office:value-type="string" calcext:value-type="string">
            <text:p>Scalable and inclusive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overeign-nature.jpeg</text:p>
          </table:table-cell>
          <table:table-cell table:style-name="ce40" table:formula="of:=CONTENT_BASE_URL&amp;&quot;challenges/&quot;&amp;[.L17]" office:value-type="string" office:string-value="https://prod-v3.odyssey.ninja/backend/storage/challenges/sovereign-nature.jpeg" calcext:value-type="string">
            <text:p>https://prod-v3.odyssey.ninja/backend/storage/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office:value-type="string" calcext:value-type="string">
            <text:p>ssi</text:p>
          </table:table-cell>
          <table:table-cell table:style-name="ce39" office:value-type="string" calcext:value-type="string">
            <text:p>Self-sovereign identity in action</text:p>
          </table:table-cell>
          <table:table-cell table:style-name="ce39" office:value-type="string" calcext:value-type="string">
            <text:p>cherrytwist</text:p>
          </table:table-cell>
          <table:table-cell table:style-name="ce35" office:value-type="string" calcext:value-type="string">
            <text:p>DBC, MinBZK</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si.jpeg</text:p>
          </table:table-cell>
          <table:table-cell table:style-name="ce40" table:formula="of:=CONTENT_BASE_URL&amp;&quot;challenges/&quot;&amp;[.L18]" office:value-type="string" office:string-value="https://prod-v3.odyssey.ninja/backend/storage/challenges/ssi.jpeg" calcext:value-type="string">
            <text:p>https://prod-v3.odyssey.ninja/backend/storage/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office:value-type="string" calcext:value-type="string">
            <text:p>smart-meters</text:p>
          </table:table-cell>
          <table:table-cell table:style-name="ce39" office:value-type="string" calcext:value-type="string">
            <text:p>Smart meter data</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infrastructure-for-smart-meter-data.jpeg</text:p>
          </table:table-cell>
          <table:table-cell table:style-name="ce40" table:formula="of:=CONTENT_BASE_URL&amp;&quot;challenges/&quot;&amp;[.L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office:value-type="string" calcext:value-type="string">
            <text:p>sovereign-nat</text:p>
          </table:table-cell>
          <table:table-cell table:style-name="ce39" office:value-type="string" calcext:value-type="string">
            <text:p>Sovereign Nature</text:p>
          </table:table-cell>
          <table:table-cell table:style-name="ce39" office:value-type="string" calcext:value-type="string">
            <text:p>cherrytwist</text:p>
          </table:table-cell>
          <table:table-cell table:style-name="ce35" office:value-type="string" calcext:value-type="string">
            <text:p>SNI</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overeign-nature.jpeg</text:p>
          </table:table-cell>
          <table:table-cell table:style-name="ce40" table:formula="of:=CONTENT_BASE_URL&amp;&quot;challenges/&quot;&amp;[.L20]" office:value-type="string" office:string-value="https://prod-v3.odyssey.ninja/backend/storage/challenges/sovereign-nature.jpeg" calcext:value-type="string">
            <text:p>https://prod-v3.odyssey.ninja/backend/storage/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3" table:number-rows-repeated="978">
          <table:table-cell table:number-columns-repeated="66"/>
        </table:table-row>
        <table:table-row table:style-name="ro1" table:number-rows-repeated="1047570">
          <table:table-cell table:number-columns-repeated="66"/>
        </table:table-row>
        <table:table-row table:style-name="ro4" table:number-rows-repeated="7">
          <table:table-cell table:number-columns-repeated="66"/>
        </table:table-row>
        <table:table-row table:style-name="ro4">
          <table:table-cell table:number-columns-repeated="66"/>
        </table:table-row>
      </table:table>
      <table:table table:name="Opportunities" table:style-name="ta1">
        <table:table-column table:style-name="co11" table:number-columns-repeated="3" table:default-cell-style-name="ce33"/>
        <table:table-column table:style-name="co24" table:default-cell-style-name="ce33"/>
        <table:table-column table:style-name="co13"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22" table:number-columns-repeated="2" table:default-cell-style-name="ce33"/>
        <table:table-column table:style-name="co25" table:default-cell-style-name="ce33"/>
        <table:table-column table:style-name="co18" table:default-cell-style-name="ce33"/>
        <table:table-column table:style-name="co26" table:default-cell-style-name="ce33"/>
        <table:table-column table:style-name="co25" table:default-cell-style-name="ce33"/>
        <table:table-column table:style-name="co3" table:number-columns-repeated="51"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CHALLENGE</text:p>
          </table:table-cell>
          <table:table-cell table:style-name="ce38" office:value-type="string" calcext:value-type="string">
            <text:p>ECOVERS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38" office:value-type="string" calcext:value-type="string">
            <text:p>VISUAL_AVATAR</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42" office:value-type="string" calcext:value-type="string">
            <text:p>REF_JITSI</text:p>
          </table:table-cell>
          <table:table-cell table:style-name="ce38" office:value-type="string" calcext:value-type="string">
            <text:p>REF_VIDEO</text:p>
          </table:table-cell>
          <table:table-cell table:style-name="ce42" table:number-columns-repeated="13"/>
          <table:table-cell table:number-columns-repeated="38"/>
        </table:table-row>
        <table:table-row table:style-name="ro6">
          <table:table-cell table:style-name="ce35" table:formula="of:=[.B2]" office:value-type="string" office:string-value="grid1" calcext:value-type="string">
            <text:p>grid1</text:p>
          </table:table-cell>
          <table:table-cell table:style-name="ce35" office:value-type="string" calcext:value-type="string">
            <text:p>grid1</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formula="of:=&quot;https://meet.jit.si/ecoverse_&quot;&amp;[$Ecoverse.$A$2]&amp;&quot;_&quot;&amp;[.A2]" office:value-type="string" office:string-value="https://meet.jit.si/ecoverse_cherrytwist_grid1" calcext:value-type="string">
            <text:p>https://meet.jit.si/ecoverse_cherrytwist_grid1</text:p>
          </table:table-cell>
          <table:table-cell table:style-name="ce41" office:value-type="string" calcext:value-type="string">
            <text:p><text:a xlink:href="https://youtu.be/-wGlzcjs9CI" xlink:type="simple">https://youtu.be/-wGlzcjs9CI</text:a></text:p>
          </table:table-cell>
          <table:table-cell table:number-columns-repeated="51"/>
        </table:table-row>
        <table:table-row table:style-name="ro6">
          <table:table-cell table:style-name="ce35" table:formula="of:=[.B3]" office:value-type="string" office:string-value="grid2" calcext:value-type="string">
            <text:p>grid2</text:p>
          </table:table-cell>
          <table:table-cell table:style-name="ce35" office:value-type="string" calcext:value-type="string">
            <text:p>grid2</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A3]" office:value-type="string" office:string-value="https://meet.jit.si/ecoverse_cherrytwist_grid2" calcext:value-type="string">
            <text:p>https://meet.jit.si/ecoverse_cherrytwist_grid2</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table:formula="of:=[.B4]" office:value-type="string" office:string-value="grid3" calcext:value-type="string">
            <text:p>grid3</text:p>
          </table:table-cell>
          <table:table-cell table:style-name="ce35" office:value-type="string" calcext:value-type="string">
            <text:p>grid3</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A4]" office:value-type="string" office:string-value="https://meet.jit.si/ecoverse_cherrytwist_grid3" calcext:value-type="string">
            <text:p>https://meet.jit.si/ecoverse_cherrytwist_grid3</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table:formula="of:=[.B5]" office:value-type="string" office:string-value="grid4" calcext:value-type="string">
            <text:p>grid4</text:p>
          </table:table-cell>
          <table:table-cell table:style-name="ce35" office:value-type="string" calcext:value-type="string">
            <text:p>grid4</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5]" office:value-type="string" office:string-value="https://meet.jit.si/ecoverse_cherrytwist_grid4" calcext:value-type="string">
            <text:p>https://meet.jit.si/ecoverse_cherrytwist_grid4</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6]" office:value-type="string" office:string-value="grid5" calcext:value-type="string">
            <text:p>grid5</text:p>
          </table:table-cell>
          <table:table-cell table:style-name="ce35" office:value-type="string" calcext:value-type="string">
            <text:p>grid5</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A6]" office:value-type="string" office:string-value="https://meet.jit.si/ecoverse_cherrytwist_grid5" calcext:value-type="string">
            <text:p>https://meet.jit.si/ecoverse_cherrytwist_grid5</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table:formula="of:=[.B7]" office:value-type="string" office:string-value="meters6" calcext:value-type="string">
            <text:p>meters6</text:p>
          </table:table-cell>
          <table:table-cell table:style-name="ce35" office:value-type="string" calcext:value-type="string">
            <text:p>meters6</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7]" office:value-type="string" office:string-value="https://meet.jit.si/ecoverse_cherrytwist_meters6" calcext:value-type="string">
            <text:p>https://meet.jit.si/ecoverse_cherrytwist_meters6</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8]" office:value-type="string" office:string-value="meters7" calcext:value-type="string">
            <text:p>meters7</text:p>
          </table:table-cell>
          <table:table-cell table:style-name="ce35" office:value-type="string" calcext:value-type="string">
            <text:p>meters7</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8]" office:value-type="string" office:string-value="https://meet.jit.si/ecoverse_cherrytwist_meters7" calcext:value-type="string">
            <text:p>https://meet.jit.si/ecoverse_cherrytwist_meters7</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9]" office:value-type="string" office:string-value="meters8" calcext:value-type="string">
            <text:p>meters8</text:p>
          </table:table-cell>
          <table:table-cell table:style-name="ce35" office:value-type="string" calcext:value-type="string">
            <text:p>meters8</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A9]" office:value-type="string" office:string-value="https://meet.jit.si/ecoverse_cherrytwist_meters8" calcext:value-type="string">
            <text:p>https://meet.jit.si/ecoverse_cherrytwist_meters8</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table:formula="of:=[.B10]" office:value-type="string" office:string-value="meters9" calcext:value-type="string">
            <text:p>meters9</text:p>
          </table:table-cell>
          <table:table-cell table:style-name="ce35" office:value-type="string" calcext:value-type="string">
            <text:p>meters9</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A10]" office:value-type="string" office:string-value="https://meet.jit.si/ecoverse_cherrytwist_meters9" calcext:value-type="string">
            <text:p>https://meet.jit.si/ecoverse_cherrytwist_meters9</text:p>
          </table:table-cell>
          <table:table-cell table:style-name="ce41"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11]" office:value-type="string" office:string-value="meters10" calcext:value-type="string">
            <text:p>meters10</text:p>
          </table:table-cell>
          <table:table-cell table:style-name="ce35" office:value-type="string" calcext:value-type="string">
            <text:p>meters10</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5"/>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A11]" office:value-type="string" office:string-value="https://meet.jit.si/ecoverse_cherrytwist_meters10" calcext:value-type="string">
            <text:p>https://meet.jit.si/ecoverse_cherrytwist_meters10</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table:formula="of:=[.B12]" office:value-type="string" office:string-value="living-labs11" calcext:value-type="string">
            <text:p>living-labs11</text:p>
          </table:table-cell>
          <table:table-cell table:style-name="ce35" office:value-type="string" calcext:value-type="string">
            <text:p>living-labs11</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A12]" office:value-type="string" office:string-value="https://meet.jit.si/ecoverse_cherrytwist_living-labs11" calcext:value-type="string">
            <text:p>https://meet.jit.si/ecoverse_cherrytwist_living-labs11</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table:formula="of:=[.B13]" office:value-type="string" office:string-value="living-labs12" calcext:value-type="string">
            <text:p>living-labs12</text:p>
          </table:table-cell>
          <table:table-cell table:style-name="ce35" office:value-type="string" calcext:value-type="string">
            <text:p>living-labs12</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A13]" office:value-type="string" office:string-value="https://meet.jit.si/ecoverse_cherrytwist_living-labs12" calcext:value-type="string">
            <text:p>https://meet.jit.si/ecoverse_cherrytwist_living-labs12</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table:formula="of:=[.B14]" office:value-type="string" office:string-value="living-labs13" calcext:value-type="string">
            <text:p>living-labs13</text:p>
          </table:table-cell>
          <table:table-cell table:style-name="ce35" office:value-type="string" calcext:value-type="string">
            <text:p>living-labs13</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A14]" office:value-type="string" office:string-value="https://meet.jit.si/ecoverse_cherrytwist_living-labs13" calcext:value-type="string">
            <text:p>https://meet.jit.si/ecoverse_cherrytwist_living-labs13</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table:formula="of:=[.B15]" office:value-type="string" office:string-value="living-labs14" calcext:value-type="string">
            <text:p>living-labs14</text:p>
          </table:table-cell>
          <table:table-cell table:style-name="ce35" office:value-type="string" calcext:value-type="string">
            <text:p>living-labs14</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A15]" office:value-type="string" office:string-value="https://meet.jit.si/ecoverse_cherrytwist_living-labs14" calcext:value-type="string">
            <text:p>https://meet.jit.si/ecoverse_cherrytwist_living-labs14</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table:formula="of:=[.B16]" office:value-type="string" office:string-value="living-labs15" calcext:value-type="string">
            <text:p>living-labs15</text:p>
          </table:table-cell>
          <table:table-cell table:style-name="ce35" office:value-type="string" calcext:value-type="string">
            <text:p>living-labs15</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6"/>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A16]" office:value-type="string" office:string-value="https://meet.jit.si/ecoverse_cherrytwist_living-labs15" calcext:value-type="string">
            <text:p>https://meet.jit.si/ecoverse_cherrytwist_living-labs15</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17]" office:value-type="string" office:string-value="ll-adoption16" calcext:value-type="string">
            <text:p>ll-adoption16</text:p>
          </table:table-cell>
          <table:table-cell table:style-name="ce35" office:value-type="string" calcext:value-type="string">
            <text:p>ll-adoption16</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A17]" office:value-type="string" office:string-value="https://meet.jit.si/ecoverse_cherrytwist_ll-adoption16" calcext:value-type="string">
            <text:p>https://meet.jit.si/ecoverse_cherrytwist_ll-adoption16</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table:formula="of:=[.B18]" office:value-type="string" office:string-value="ll-adoption17" calcext:value-type="string">
            <text:p>ll-adoption17</text:p>
          </table:table-cell>
          <table:table-cell table:style-name="ce35" office:value-type="string" calcext:value-type="string">
            <text:p>ll-adoption17</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A18]" office:value-type="string" office:string-value="https://meet.jit.si/ecoverse_cherrytwist_ll-adoption17" calcext:value-type="string">
            <text:p>https://meet.jit.si/ecoverse_cherrytwist_ll-adoption17</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19]" office:value-type="string" office:string-value="ll-adoption18" calcext:value-type="string">
            <text:p>ll-adoption18</text:p>
          </table:table-cell>
          <table:table-cell table:style-name="ce35" office:value-type="string" calcext:value-type="string">
            <text:p>ll-adoption18</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19]" office:value-type="string" office:string-value="https://meet.jit.si/ecoverse_cherrytwist_ll-adoption18" calcext:value-type="string">
            <text:p>https://meet.jit.si/ecoverse_cherrytwist_ll-adoption18</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20]" office:value-type="string" office:string-value="ll-adoption19" calcext:value-type="string">
            <text:p>ll-adoption19</text:p>
          </table:table-cell>
          <table:table-cell table:style-name="ce35" office:value-type="string" calcext:value-type="string">
            <text:p>ll-adoption19</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A20]" office:value-type="string" office:string-value="https://meet.jit.si/ecoverse_cherrytwist_ll-adoption19" calcext:value-type="string">
            <text:p>https://meet.jit.si/ecoverse_cherrytwist_ll-adoption19</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table:formula="of:=[.B21]" office:value-type="string" office:string-value="ll-adoption20" calcext:value-type="string">
            <text:p>ll-adoption20</text:p>
          </table:table-cell>
          <table:table-cell table:style-name="ce35" office:value-type="string" calcext:value-type="string">
            <text:p>ll-adoption20</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A21]" office:value-type="string" office:string-value="https://meet.jit.si/ecoverse_cherrytwist_ll-adoption20" calcext:value-type="string">
            <text:p>https://meet.jit.si/ecoverse_cherrytwist_ll-adoption20</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table:formula="of:=[.B22]" office:value-type="string" office:string-value="ll-adoption21" calcext:value-type="string">
            <text:p>ll-adoption21</text:p>
          </table:table-cell>
          <table:table-cell table:style-name="ce35" office:value-type="string" calcext:value-type="string">
            <text:p>ll-adoption21</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A22]" office:value-type="string" office:string-value="https://meet.jit.si/ecoverse_cherrytwist_ll-adoption21" calcext:value-type="string">
            <text:p>https://meet.jit.si/ecoverse_cherrytwist_ll-adoption21</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23]" office:value-type="string" office:string-value="infra22" calcext:value-type="string">
            <text:p>infra22</text:p>
          </table:table-cell>
          <table:table-cell table:style-name="ce35" office:value-type="string" calcext:value-type="string">
            <text:p>infra22</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A23]" office:value-type="string" office:string-value="https://meet.jit.si/ecoverse_cherrytwist_infra22" calcext:value-type="string">
            <text:p>https://meet.jit.si/ecoverse_cherrytwist_infra22</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table:formula="of:=[.B24]" office:value-type="string" office:string-value="infra23" calcext:value-type="string">
            <text:p>infra23</text:p>
          </table:table-cell>
          <table:table-cell table:style-name="ce35" office:value-type="string" calcext:value-type="string">
            <text:p>infra23</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A24]" office:value-type="string" office:string-value="https://meet.jit.si/ecoverse_cherrytwist_infra23" calcext:value-type="string">
            <text:p>https://meet.jit.si/ecoverse_cherrytwist_infra23</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table:formula="of:=[.B25]" office:value-type="string" office:string-value="infra24" calcext:value-type="string">
            <text:p>infra24</text:p>
          </table:table-cell>
          <table:table-cell table:style-name="ce35" office:value-type="string" calcext:value-type="string">
            <text:p>infra24</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25]" office:value-type="string" office:string-value="https://meet.jit.si/ecoverse_cherrytwist_infra24" calcext:value-type="string">
            <text:p>https://meet.jit.si/ecoverse_cherrytwist_infra24</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26]" office:value-type="string" office:string-value="infra25" calcext:value-type="string">
            <text:p>infra25</text:p>
          </table:table-cell>
          <table:table-cell table:style-name="ce35" office:value-type="string" calcext:value-type="string">
            <text:p>infra25</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A26]" office:value-type="string" office:string-value="https://meet.jit.si/ecoverse_cherrytwist_infra25" calcext:value-type="string">
            <text:p>https://meet.jit.si/ecoverse_cherrytwist_infra25</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table:formula="of:=[.B27]" office:value-type="string" office:string-value="infra26" calcext:value-type="string">
            <text:p>infra26</text:p>
          </table:table-cell>
          <table:table-cell table:style-name="ce35" office:value-type="string" calcext:value-type="string">
            <text:p>infra26</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27]" office:value-type="string" office:string-value="https://meet.jit.si/ecoverse_cherrytwist_infra26" calcext:value-type="string">
            <text:p>https://meet.jit.si/ecoverse_cherrytwist_infra26</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28]" office:value-type="string" office:string-value="peace27" calcext:value-type="string">
            <text:p>peace27</text:p>
          </table:table-cell>
          <table:table-cell table:style-name="ce35" office:value-type="string" calcext:value-type="string">
            <text:p>peace27</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28]" office:value-type="string" office:string-value="https://meet.jit.si/ecoverse_cherrytwist_peace27" calcext:value-type="string">
            <text:p>https://meet.jit.si/ecoverse_cherrytwist_peace27</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29]" office:value-type="string" office:string-value="peace28" calcext:value-type="string">
            <text:p>peace28</text:p>
          </table:table-cell>
          <table:table-cell table:style-name="ce35" office:value-type="string" calcext:value-type="string">
            <text:p>peace28</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A29]" office:value-type="string" office:string-value="https://meet.jit.si/ecoverse_cherrytwist_peace28" calcext:value-type="string">
            <text:p>https://meet.jit.si/ecoverse_cherrytwist_peace28</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table:formula="of:=[.B30]" office:value-type="string" office:string-value="peace29" calcext:value-type="string">
            <text:p>peace29</text:p>
          </table:table-cell>
          <table:table-cell table:style-name="ce35" office:value-type="string" calcext:value-type="string">
            <text:p>peace29</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A30]" office:value-type="string" office:string-value="https://meet.jit.si/ecoverse_cherrytwist_peace29" calcext:value-type="string">
            <text:p>https://meet.jit.si/ecoverse_cherrytwist_peace29</text:p>
          </table:table-cell>
          <table:table-cell table:style-name="ce41"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31]" office:value-type="string" office:string-value="peace30" calcext:value-type="string">
            <text:p>peace30</text:p>
          </table:table-cell>
          <table:table-cell table:style-name="ce35" office:value-type="string" calcext:value-type="string">
            <text:p>peace30</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5"/>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A31]" office:value-type="string" office:string-value="https://meet.jit.si/ecoverse_cherrytwist_peace30" calcext:value-type="string">
            <text:p>https://meet.jit.si/ecoverse_cherrytwist_peace30</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table:formula="of:=[.B32]" office:value-type="string" office:string-value="peace31" calcext:value-type="string">
            <text:p>peace31</text:p>
          </table:table-cell>
          <table:table-cell table:style-name="ce35" office:value-type="string" calcext:value-type="string">
            <text:p>peace31</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A32]" office:value-type="string" office:string-value="https://meet.jit.si/ecoverse_cherrytwist_peace31" calcext:value-type="string">
            <text:p>https://meet.jit.si/ecoverse_cherrytwist_peace31</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table:formula="of:=[.B33]" office:value-type="string" office:string-value="peace32" calcext:value-type="string">
            <text:p>peace32</text:p>
          </table:table-cell>
          <table:table-cell table:style-name="ce35" office:value-type="string" calcext:value-type="string">
            <text:p>peace32</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A33]" office:value-type="string" office:string-value="https://meet.jit.si/ecoverse_cherrytwist_peace32" calcext:value-type="string">
            <text:p>https://meet.jit.si/ecoverse_cherrytwist_peace32</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table:formula="of:=[.B34]" office:value-type="string" office:string-value="safe-society33" calcext:value-type="string">
            <text:p>safe-society33</text:p>
          </table:table-cell>
          <table:table-cell table:style-name="ce35" office:value-type="string" calcext:value-type="string">
            <text:p>safe-society33</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A34]" office:value-type="string" office:string-value="https://meet.jit.si/ecoverse_cherrytwist_safe-society33" calcext:value-type="string">
            <text:p>https://meet.jit.si/ecoverse_cherrytwist_safe-society33</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table:formula="of:=[.B35]" office:value-type="string" office:string-value="safe-society34" calcext:value-type="string">
            <text:p>safe-society34</text:p>
          </table:table-cell>
          <table:table-cell table:style-name="ce35" office:value-type="string" calcext:value-type="string">
            <text:p>safe-society34</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A35]" office:value-type="string" office:string-value="https://meet.jit.si/ecoverse_cherrytwist_safe-society34" calcext:value-type="string">
            <text:p>https://meet.jit.si/ecoverse_cherrytwist_safe-society34</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table:formula="of:=[.B36]" office:value-type="string" office:string-value="safe-society35" calcext:value-type="string">
            <text:p>safe-society35</text:p>
          </table:table-cell>
          <table:table-cell table:style-name="ce35" office:value-type="string" calcext:value-type="string">
            <text:p>safe-society35</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6"/>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A36]" office:value-type="string" office:string-value="https://meet.jit.si/ecoverse_cherrytwist_safe-society35" calcext:value-type="string">
            <text:p>https://meet.jit.si/ecoverse_cherrytwist_safe-society35</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37]" office:value-type="string" office:string-value="safe-society36" calcext:value-type="string">
            <text:p>safe-society36</text:p>
          </table:table-cell>
          <table:table-cell table:style-name="ce35" office:value-type="string" calcext:value-type="string">
            <text:p>safe-society36</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A37]" office:value-type="string" office:string-value="https://meet.jit.si/ecoverse_cherrytwist_safe-society36" calcext:value-type="string">
            <text:p>https://meet.jit.si/ecoverse_cherrytwist_safe-society36</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table:formula="of:=[.B38]" office:value-type="string" office:string-value="safe-society37" calcext:value-type="string">
            <text:p>safe-society37</text:p>
          </table:table-cell>
          <table:table-cell table:style-name="ce35" office:value-type="string" calcext:value-type="string">
            <text:p>safe-society37</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A38]" office:value-type="string" office:string-value="https://meet.jit.si/ecoverse_cherrytwist_safe-society37" calcext:value-type="string">
            <text:p>https://meet.jit.si/ecoverse_cherrytwist_safe-society37</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39]" office:value-type="string" office:string-value="safe-society38" calcext:value-type="string">
            <text:p>safe-society38</text:p>
          </table:table-cell>
          <table:table-cell table:style-name="ce35" office:value-type="string" calcext:value-type="string">
            <text:p>safe-society38</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39]" office:value-type="string" office:string-value="https://meet.jit.si/ecoverse_cherrytwist_safe-society38" calcext:value-type="string">
            <text:p>https://meet.jit.si/ecoverse_cherrytwist_safe-society38</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40]" office:value-type="string" office:string-value="safe-society39" calcext:value-type="string">
            <text:p>safe-society39</text:p>
          </table:table-cell>
          <table:table-cell table:style-name="ce35" office:value-type="string" calcext:value-type="string">
            <text:p>safe-society39</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A40]" office:value-type="string" office:string-value="https://meet.jit.si/ecoverse_cherrytwist_safe-society39" calcext:value-type="string">
            <text:p>https://meet.jit.si/ecoverse_cherrytwist_safe-society39</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table:formula="of:=[.B41]" office:value-type="string" office:string-value="safe-society40" calcext:value-type="string">
            <text:p>safe-society40</text:p>
          </table:table-cell>
          <table:table-cell table:style-name="ce35" office:value-type="string" calcext:value-type="string">
            <text:p>safe-society40</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A41]" office:value-type="string" office:string-value="https://meet.jit.si/ecoverse_cherrytwist_safe-society40" calcext:value-type="string">
            <text:p>https://meet.jit.si/ecoverse_cherrytwist_safe-society40</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table:formula="of:=[.B42]" office:value-type="string" office:string-value="safe-society41" calcext:value-type="string">
            <text:p>safe-society41</text:p>
          </table:table-cell>
          <table:table-cell table:style-name="ce35" office:value-type="string" calcext:value-type="string">
            <text:p>safe-society41</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A42]" office:value-type="string" office:string-value="https://meet.jit.si/ecoverse_cherrytwist_safe-society41" calcext:value-type="string">
            <text:p>https://meet.jit.si/ecoverse_cherrytwist_safe-society41</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1" table:number-rows-repeated="1048533">
          <table:table-cell table:number-columns-repeated="66"/>
        </table:table-row>
        <table:table-row table:style-name="ro1">
          <table:table-cell table:number-columns-repeated="66"/>
        </table:table-row>
      </table:table>
      <table:table table:name="ActorGroups" table:style-name="ta2">
        <table:table-column table:style-name="co27" table:default-cell-style-name="ce33"/>
        <table:table-column table:style-name="co28" table:default-cell-style-name="ce33"/>
        <table:table-column table:style-name="co29" table:number-columns-repeated="2" table:default-cell-style-name="ce33"/>
        <table:table-column table:style-name="co30"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3"/>
          <table:table-cell table:content-validation-name="val2"/>
          <table:table-cell table:number-columns-repeated="61"/>
        </table:table-row>
        <table:table-row table:style-name="ro3">
          <table:table-cell table:number-columns-repeated="3"/>
          <table:table-cell table:content-validation-name="val2"/>
          <table:table-cell table:number-columns-repeated="61"/>
        </table:table-row>
      </table:table>
      <table:table table:name="Actors" table:style-name="ta3">
        <table:table-column table:style-name="co31" table:default-cell-style-name="ce33"/>
        <table:table-column table:style-name="co32" table:default-cell-style-name="ce33"/>
        <table:table-column table:style-name="co29" table:default-cell-style-name="ce33"/>
        <table:table-column table:style-name="co32" table:default-cell-style-name="ce33"/>
        <table:table-column table:style-name="co33" table:default-cell-style-name="ce33"/>
        <table:table-column table:style-name="co12" table:default-cell-style-name="ce33"/>
        <table:table-column table:style-name="co34" table:default-cell-style-name="ce33"/>
        <table:table-column table:style-name="co30"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office:value-type="string" calcext:value-type="string">
            <text:p>cherrytwist</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3"/>
          <table:table-cell table:content-validation-name="val3"/>
          <table:table-cell table:content-validation-name="val4"/>
          <table:table-cell table:number-columns-repeated="60"/>
        </table:table-row>
        <table:table-row table:style-name="ro3">
          <table:table-cell table:number-columns-repeated="3"/>
          <table:table-cell table:content-validation-name="val3"/>
          <table:table-cell table:content-validation-name="val4"/>
          <table:table-cell table:number-columns-repeated="60"/>
        </table:table-row>
      </table:table>
      <table:table table:name="Relations" table:style-name="ta2">
        <table:table-column table:style-name="co35" table:default-cell-style-name="ce33"/>
        <table:table-column table:style-name="co36" table:default-cell-style-name="ce33"/>
        <table:table-column table:style-name="co37" table:default-cell-style-name="ce33"/>
        <table:table-column table:style-name="co38" table:default-cell-style-name="ce33"/>
        <table:table-column table:style-name="co36" table:default-cell-style-name="ce33"/>
        <table:table-column table:style-name="co29" table:default-cell-style-name="ce33"/>
        <table:table-column table:style-name="co39" table:default-cell-style-name="ce33"/>
        <table:table-column table:style-name="co30"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office:value-type="string" calcext:value-type="string">
            <text:p>cherrytwist</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office:value-type="string" calcext:value-type="string">
            <text:p>cherrytwist</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office:value-type="string" calcext:value-type="string">
            <text:p>cherrytwist</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office:value-type="string" calcext:value-type="string">
            <text:p>cherrytwist</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5"/>
          <table:table-cell table:content-validation-name="val6"/>
          <table:table-cell table:number-columns-repeated="58"/>
        </table:table-row>
        <table:table-row table:style-name="ro3">
          <table:table-cell table:content-validation-name="val5"/>
          <table:table-cell table:number-columns-repeated="5"/>
          <table:table-cell table:content-validation-name="val6"/>
          <table:table-cell table:number-columns-repeated="58"/>
        </table:table-row>
      </table:table>
      <table:table table:name="Aspects" table:style-name="ta3">
        <table:table-column table:style-name="co40" table:default-cell-style-name="ce33"/>
        <table:table-column table:style-name="co41" table:default-cell-style-name="ce33"/>
        <table:table-column table:style-name="co3" table:default-cell-style-name="ce33"/>
        <table:table-column table:style-name="co29" table:default-cell-style-name="ce33"/>
        <table:table-column table:style-name="co42" table:default-cell-style-name="ce33"/>
        <table:table-column table:style-name="co43" table:default-cell-style-name="ce33"/>
        <table:table-column table:style-name="co30"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office:value-type="string" calcext:value-type="string">
            <text:p>cherrytwist</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4"/>
          <table:table-cell table:content-validation-name="val7"/>
          <table:table-cell table:number-columns-repeated="60"/>
        </table:table-row>
        <table:table-row table:style-name="ro3">
          <table:table-cell table:number-columns-repeated="4"/>
          <table:table-cell table:content-validation-name="val7"/>
          <table:table-cell table:number-columns-repeated="60"/>
        </table:table-row>
      </table:table>
      <table:table table:name="Groups" table:style-name="ta1">
        <table:table-column table:style-name="co44" table:default-cell-style-name="ce33"/>
        <table:table-column table:style-name="co45" table:default-cell-style-name="ce33"/>
        <table:table-column table:style-name="co19" table:default-cell-style-name="ce33"/>
        <table:table-column table:style-name="co3" table:number-columns-repeated="61"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38" office:value-type="string" calcext:value-type="string">
            <text:p>ECOVERSE</text:p>
          </table:table-cell>
          <table:table-cell table:style-name="ce42" table:number-columns-repeated="21"/>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style-name="ce39" office:value-type="string" calcext:value-type="string">
            <text:p>cherrytwist</text:p>
          </table:table-cell>
          <table:table-cell table:number-columns-repeated="61"/>
        </table:table-row>
        <table:table-row table:style-name="ro1" table:number-rows-repeated="15">
          <table:table-cell table:number-columns-repeated="2"/>
          <table:table-cell table:style-name="ce39"/>
          <table:table-cell table:number-columns-repeated="61"/>
        </table:table-row>
        <table:table-row table:style-name="ro1" table:number-rows-repeated="1048555">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32" table:default-cell-style-name="ce33"/>
        <table:table-column table:style-name="co46" table:number-columns-repeated="4" table:default-cell-style-name="ce33"/>
        <table:table-column table:style-name="co47" table:default-cell-style-name="ce33"/>
        <table:table-column table:style-name="co48" table:default-cell-style-name="ce33"/>
        <table:table-column table:style-name="co3" table:number-columns-repeated="4" table:default-cell-style-name="ce33"/>
        <table:table-column table:style-name="co49" table:default-cell-style-name="ce33"/>
        <table:table-column table:style-name="co50" table:default-cell-style-name="ce33"/>
        <table:table-column table:style-name="co51" table:default-cell-style-name="ce33"/>
        <table:table-column table:style-name="co52" table:default-cell-style-name="ce33"/>
        <table:table-column table:style-name="co53" table:default-cell-style-name="ce33"/>
        <table:table-column table:style-name="co3" table:default-cell-style-name="ce33"/>
        <table:table-column table:style-name="co54" table:default-cell-style-name="ce33"/>
        <table:table-column table:style-name="co55"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38" office:value-type="string" calcext:value-type="string">
            <text:p>ECOVERS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6">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formula="of:=LEFT([.A2]&amp;[.B2]; 20)" office:value-type="string" office:string-value="LilliamCathie" calcext:value-type="string">
            <text:p>LilliamCathi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V2]&amp;&quot;&amp;color=fff&quot;" office:value-type="string" office:string-value="https://eu.ui-avatars.com/api/?name=Lilliam+Cathie&amp;background=A94293&amp;color=fff" calcext:value-type="string">
            <text:p>https://eu.ui-avatars.com/api/?name=Lilliam+Cathie&amp;background=A94293&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293" calcext:value-type="string">
            <text:p>A94293</text:p>
          </table:table-cell>
          <table:table-cell table:number-columns-repeated="44"/>
        </table:table-row>
        <table:table-row table:style-name="ro6">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formula="of:=LEFT([.A3]&amp;[.B3]; 20)" office:value-type="string" office:string-value="DorcasChristinia" calcext:value-type="string">
            <text:p>DorcasChristin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V3]&amp;&quot;&amp;color=fff&quot;" office:value-type="string" office:string-value="https://eu.ui-avatars.com/api/?name=Dorcas+Christinia&amp;background=A39317&amp;color=fff" calcext:value-type="string">
            <text:p>https://eu.ui-avatars.com/api/?name=Dorcas+Christinia&amp;background=A39317&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317" calcext:value-type="string">
            <text:p>A39317</text:p>
          </table:table-cell>
          <table:table-cell table:number-columns-repeated="44"/>
        </table:table-row>
        <table:table-row table:style-name="ro6">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formula="of:=LEFT([.A4]&amp;[.B4]; 20)" office:value-type="string" office:string-value="EbonieAlmeda" calcext:value-type="string">
            <text:p>EbonieAlme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V4]&amp;&quot;&amp;color=fff&quot;" office:value-type="string" office:string-value="https://eu.ui-avatars.com/api/?name=Ebonie+Almeda&amp;background=A75574&amp;color=fff" calcext:value-type="string">
            <text:p>https://eu.ui-avatars.com/api/?name=Ebonie+Almeda&amp;background=A75574&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5574" calcext:value-type="string">
            <text:p>A75574</text:p>
          </table:table-cell>
          <table:table-cell table:number-columns-repeated="44"/>
        </table:table-row>
        <table:table-row table:style-name="ro6">
          <table:table-cell table:style-name="ce35" office:value-type="string" calcext:value-type="string">
            <text:p>Luvenia</text:p>
          </table:table-cell>
          <table:table-cell table:style-name="ce35" office:value-type="string" calcext:value-type="string">
            <text:p>Kena</text:p>
          </table:table-cell>
          <table:table-cell table:style-name="ce35" table:formula="of:=[.A5]&amp;&quot; &quot;&amp;[.B5]" office:value-type="string" office:string-value="Luvenia Kena" calcext:value-type="string">
            <text:p>Luvenia Kena</text:p>
          </table:table-cell>
          <table:table-cell table:style-name="ce35" table:formula="of:=LEFT([.A5]&amp;[.B5]; 20)" office:value-type="string" office:string-value="LuveniaKena" calcext:value-type="string">
            <text:p>LuveniaKe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5]&amp;&quot;@&quot;&amp;[.B5]&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5]&amp;&quot;+&quot;&amp;[.B5]&amp;&quot;&amp;background=&quot;&amp;[.V5]&amp;&quot;&amp;color=fff&quot;" office:value-type="string" office:string-value="https://eu.ui-avatars.com/api/?name=Luvenia+Kena&amp;background=A44817&amp;color=fff" calcext:value-type="string">
            <text:p>https://eu.ui-avatars.com/api/?name=Luvenia+Kena&amp;background=A44817&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817" calcext:value-type="string">
            <text:p>A44817</text:p>
          </table:table-cell>
          <table:table-cell table:number-columns-repeated="44"/>
        </table:table-row>
        <table:table-row table:style-name="ro6">
          <table:table-cell table:style-name="ce35" office:value-type="string" calcext:value-type="string">
            <text:p>Darcy</text:p>
          </table:table-cell>
          <table:table-cell table:style-name="ce35" office:value-type="string" calcext:value-type="string">
            <text:p>Kenton</text:p>
          </table:table-cell>
          <table:table-cell table:style-name="ce35" table:formula="of:=[.A6]&amp;&quot; &quot;&amp;[.B6]" office:value-type="string" office:string-value="Darcy Kenton" calcext:value-type="string">
            <text:p>Darcy Kenton</text:p>
          </table:table-cell>
          <table:table-cell table:style-name="ce35" table:formula="of:=LEFT([.A6]&amp;[.B6]; 20)" office:value-type="string" office:string-value="DarcyKenton" calcext:value-type="string">
            <text:p>DarcyKento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6]&amp;&quot;@&quot;&amp;[.B6]&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V6]&amp;&quot;&amp;color=fff&quot;" office:value-type="string" office:string-value="https://eu.ui-avatars.com/api/?name=Darcy+Kenton&amp;background=A74955&amp;color=fff" calcext:value-type="string">
            <text:p>https://eu.ui-avatars.com/api/?name=Darcy+Kenton&amp;background=A74955&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955" calcext:value-type="string">
            <text:p>A74955</text:p>
          </table:table-cell>
          <table:table-cell table:number-columns-repeated="44"/>
        </table:table-row>
        <table:table-row table:style-name="ro6">
          <table:table-cell table:style-name="ce35" office:value-type="string" calcext:value-type="string">
            <text:p>Florrie</text:p>
          </table:table-cell>
          <table:table-cell table:style-name="ce35" office:value-type="string" calcext:value-type="string">
            <text:p>Fidelia</text:p>
          </table:table-cell>
          <table:table-cell table:style-name="ce35" table:formula="of:=[.A7]&amp;&quot; &quot;&amp;[.B7]" office:value-type="string" office:string-value="Florrie Fidelia" calcext:value-type="string">
            <text:p>Florrie Fidelia</text:p>
          </table:table-cell>
          <table:table-cell table:style-name="ce35" table:formula="of:=LEFT([.A7]&amp;[.B7]; 20)" office:value-type="string" office:string-value="FlorrieFidelia" calcext:value-type="string">
            <text:p>FlorrieFidel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7]&amp;&quot;@&quot;&amp;[.B7]&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V7]&amp;&quot;&amp;color=fff&quot;" office:value-type="string" office:string-value="https://eu.ui-avatars.com/api/?name=Florrie+Fidelia&amp;background=A77793&amp;color=fff" calcext:value-type="string">
            <text:p>https://eu.ui-avatars.com/api/?name=Florrie+Fidelia&amp;background=A77793&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7793" calcext:value-type="string">
            <text:p>A77793</text:p>
          </table:table-cell>
          <table:table-cell table:number-columns-repeated="44"/>
        </table:table-row>
        <table:table-row table:style-name="ro6">
          <table:table-cell table:style-name="ce35" office:value-type="string" calcext:value-type="string">
            <text:p>Dwain</text:p>
          </table:table-cell>
          <table:table-cell table:style-name="ce35" office:value-type="string" calcext:value-type="string">
            <text:p>Chin</text:p>
          </table:table-cell>
          <table:table-cell table:style-name="ce35" table:formula="of:=[.A8]&amp;&quot; &quot;&amp;[.B8]" office:value-type="string" office:string-value="Dwain Chin" calcext:value-type="string">
            <text:p>Dwain Chin</text:p>
          </table:table-cell>
          <table:table-cell table:style-name="ce35" table:formula="of:=LEFT([.A8]&amp;[.B8]; 20)" office:value-type="string" office:string-value="DwainChin" calcext:value-type="string">
            <text:p>DwainChi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8]&amp;&quot;@&quot;&amp;[.B8]&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8]&amp;&quot;+&quot;&amp;[.B8]&amp;&quot;&amp;background=&quot;&amp;[.V8]&amp;&quot;&amp;color=fff&quot;" office:value-type="string" office:string-value="https://eu.ui-avatars.com/api/?name=Dwain+Chin&amp;background=A25746&amp;color=fff" calcext:value-type="string">
            <text:p>https://eu.ui-avatars.com/api/?name=Dwain+Chin&amp;background=A25746&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5746" calcext:value-type="string">
            <text:p>A25746</text:p>
          </table:table-cell>
          <table:table-cell table:number-columns-repeated="44"/>
        </table:table-row>
        <table:table-row table:style-name="ro6">
          <table:table-cell table:style-name="ce35" office:value-type="string" calcext:value-type="string">
            <text:p>Tresa</text:p>
          </table:table-cell>
          <table:table-cell table:style-name="ce35" office:value-type="string" calcext:value-type="string">
            <text:p>Ardell</text:p>
          </table:table-cell>
          <table:table-cell table:style-name="ce35" table:formula="of:=[.A9]&amp;&quot; &quot;&amp;[.B9]" office:value-type="string" office:string-value="Tresa Ardell" calcext:value-type="string">
            <text:p>Tresa Ardell</text:p>
          </table:table-cell>
          <table:table-cell table:style-name="ce35" table:formula="of:=LEFT([.A9]&amp;[.B9]; 20)" office:value-type="string" office:string-value="TresaArdell" calcext:value-type="string">
            <text:p>TresaArdell</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9]&amp;&quot;@&quot;&amp;[.B9]&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9]&amp;&quot;+&quot;&amp;[.B9]&amp;&quot;&amp;background=&quot;&amp;[.V9]&amp;&quot;&amp;color=fff&quot;" office:value-type="string" office:string-value="https://eu.ui-avatars.com/api/?name=Tresa+Ardell&amp;background=A75351&amp;color=fff" calcext:value-type="string">
            <text:p>https://eu.ui-avatars.com/api/?name=Tresa+Ardell&amp;background=A75351&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5351" calcext:value-type="string">
            <text:p>A75351</text:p>
          </table:table-cell>
          <table:table-cell table:number-columns-repeated="44"/>
        </table:table-row>
        <table:table-row table:style-name="ro6">
          <table:table-cell table:style-name="ce35" office:value-type="string" calcext:value-type="string">
            <text:p>Sumiko</text:p>
          </table:table-cell>
          <table:table-cell table:style-name="ce35" office:value-type="string" calcext:value-type="string">
            <text:p>Maryalice</text:p>
          </table:table-cell>
          <table:table-cell table:style-name="ce35" table:formula="of:=[.A10]&amp;&quot; &quot;&amp;[.B10]" office:value-type="string" office:string-value="Sumiko Maryalice" calcext:value-type="string">
            <text:p>Sumiko Maryalice</text:p>
          </table:table-cell>
          <table:table-cell table:style-name="ce35" table:formula="of:=LEFT([.A10]&amp;[.B10]; 20)" office:value-type="string" office:string-value="SumikoMaryalice" calcext:value-type="string">
            <text:p>SumikoMaryalic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0]&amp;&quot;@&quot;&amp;[.B10]&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10]&amp;&quot;+&quot;&amp;[.B10]&amp;&quot;&amp;background=&quot;&amp;[.V10]&amp;&quot;&amp;color=fff&quot;" office:value-type="string" office:string-value="https://eu.ui-avatars.com/api/?name=Sumiko+Maryalice&amp;background=A44879&amp;color=fff" calcext:value-type="string">
            <text:p>https://eu.ui-avatars.com/api/?name=Sumiko+Maryalice&amp;background=A44879&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4879" calcext:value-type="string">
            <text:p>A44879</text:p>
          </table:table-cell>
          <table:table-cell table:number-columns-repeated="44"/>
        </table:table-row>
        <table:table-row table:style-name="ro6">
          <table:table-cell table:style-name="ce35" office:value-type="string" calcext:value-type="string">
            <text:p>Marleen</text:p>
          </table:table-cell>
          <table:table-cell table:style-name="ce35" office:value-type="string" calcext:value-type="string">
            <text:p>Jeanette</text:p>
          </table:table-cell>
          <table:table-cell table:style-name="ce35" table:formula="of:=[.A11]&amp;&quot; &quot;&amp;[.B11]" office:value-type="string" office:string-value="Marleen Jeanette" calcext:value-type="string">
            <text:p>Marleen Jeanette</text:p>
          </table:table-cell>
          <table:table-cell table:style-name="ce35" table:formula="of:=LEFT([.A11]&amp;[.B11]; 20)" office:value-type="string" office:string-value="MarleenJeanette" calcext:value-type="string">
            <text:p>MarleenJeanett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1]&amp;&quot;@&quot;&amp;[.B11]&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11]&amp;&quot;+&quot;&amp;[.B11]&amp;&quot;&amp;background=&quot;&amp;[.V11]&amp;&quot;&amp;color=fff&quot;" office:value-type="string" office:string-value="https://eu.ui-avatars.com/api/?name=Marleen+Jeanette&amp;background=A62924&amp;color=fff" calcext:value-type="string">
            <text:p>https://eu.ui-avatars.com/api/?name=Marleen+Jeanette&amp;background=A62924&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2924" calcext:value-type="string">
            <text:p>A62924</text:p>
          </table:table-cell>
          <table:table-cell table:number-columns-repeated="44"/>
        </table:table-row>
        <table:table-row table:style-name="ro6">
          <table:table-cell table:style-name="ce35" office:value-type="string" calcext:value-type="string">
            <text:p>Tiffany</text:p>
          </table:table-cell>
          <table:table-cell table:style-name="ce35" office:value-type="string" calcext:value-type="string">
            <text:p>Santa</text:p>
          </table:table-cell>
          <table:table-cell table:style-name="ce35" table:formula="of:=[.A12]&amp;&quot; &quot;&amp;[.B12]" office:value-type="string" office:string-value="Tiffany Santa" calcext:value-type="string">
            <text:p>Tiffany Santa</text:p>
          </table:table-cell>
          <table:table-cell table:style-name="ce35" table:formula="of:=LEFT([.A12]&amp;[.B12]; 20)" office:value-type="string" office:string-value="TiffanySanta" calcext:value-type="string">
            <text:p>TiffanySant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2]&amp;&quot;@&quot;&amp;[.B12]&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12]&amp;&quot;+&quot;&amp;[.B12]&amp;&quot;&amp;background=&quot;&amp;[.V12]&amp;&quot;&amp;color=fff&quot;" office:value-type="string" office:string-value="https://eu.ui-avatars.com/api/?name=Tiffany+Santa&amp;background=A83484&amp;color=fff" calcext:value-type="string">
            <text:p>https://eu.ui-avatars.com/api/?name=Tiffany+Santa&amp;background=A83484&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3484" calcext:value-type="string">
            <text:p>A83484</text:p>
          </table:table-cell>
          <table:table-cell table:number-columns-repeated="44"/>
        </table:table-row>
        <table:table-row table:style-name="ro6">
          <table:table-cell table:style-name="ce35" office:value-type="string" calcext:value-type="string">
            <text:p>Clarita</text:p>
          </table:table-cell>
          <table:table-cell table:style-name="ce35" office:value-type="string" calcext:value-type="string">
            <text:p>Delana</text:p>
          </table:table-cell>
          <table:table-cell table:style-name="ce35" table:formula="of:=[.A13]&amp;&quot; &quot;&amp;[.B13]" office:value-type="string" office:string-value="Clarita Delana" calcext:value-type="string">
            <text:p>Clarita Delana</text:p>
          </table:table-cell>
          <table:table-cell table:style-name="ce35" table:formula="of:=LEFT([.A13]&amp;[.B13]; 20)" office:value-type="string" office:string-value="ClaritaDelana" calcext:value-type="string">
            <text:p>ClaritaDela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3]&amp;&quot;@&quot;&amp;[.B13]&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13]&amp;&quot;+&quot;&amp;[.B13]&amp;&quot;&amp;background=&quot;&amp;[.V13]&amp;&quot;&amp;color=fff&quot;" office:value-type="string" office:string-value="https://eu.ui-avatars.com/api/?name=Clarita+Delana&amp;background=A88191&amp;color=fff" calcext:value-type="string">
            <text:p>https://eu.ui-avatars.com/api/?name=Clarita+Delana&amp;background=A88191&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191" calcext:value-type="string">
            <text:p>A88191</text:p>
          </table:table-cell>
          <table:table-cell table:number-columns-repeated="44"/>
        </table:table-row>
        <table:table-row table:style-name="ro6">
          <table:table-cell table:style-name="ce35" office:value-type="string" calcext:value-type="string">
            <text:p>Loris</text:p>
          </table:table-cell>
          <table:table-cell table:style-name="ce35" office:value-type="string" calcext:value-type="string">
            <text:p>Donny</text:p>
          </table:table-cell>
          <table:table-cell table:style-name="ce35" table:formula="of:=[.A14]&amp;&quot; &quot;&amp;[.B14]" office:value-type="string" office:string-value="Loris Donny" calcext:value-type="string">
            <text:p>Loris Donny</text:p>
          </table:table-cell>
          <table:table-cell table:style-name="ce35" table:formula="of:=LEFT([.A14]&amp;[.B14]; 20)" office:value-type="string" office:string-value="LorisDonny" calcext:value-type="string">
            <text:p>LorisDonny</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4]&amp;&quot;@&quot;&amp;[.B14]&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14]&amp;&quot;+&quot;&amp;[.B14]&amp;&quot;&amp;background=&quot;&amp;[.V14]&amp;&quot;&amp;color=fff&quot;" office:value-type="string" office:string-value="https://eu.ui-avatars.com/api/?name=Loris+Donny&amp;background=A64753&amp;color=fff" calcext:value-type="string">
            <text:p>https://eu.ui-avatars.com/api/?name=Loris+Donny&amp;background=A64753&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753" calcext:value-type="string">
            <text:p>A64753</text:p>
          </table:table-cell>
          <table:table-cell table:number-columns-repeated="44"/>
        </table:table-row>
        <table:table-row table:style-name="ro6">
          <table:table-cell table:style-name="ce35" office:value-type="string" calcext:value-type="string">
            <text:p>Dayle</text:p>
          </table:table-cell>
          <table:table-cell table:style-name="ce35" office:value-type="string" calcext:value-type="string">
            <text:p>Yulanda</text:p>
          </table:table-cell>
          <table:table-cell table:style-name="ce35" table:formula="of:=[.A15]&amp;&quot; &quot;&amp;[.B15]" office:value-type="string" office:string-value="Dayle Yulanda" calcext:value-type="string">
            <text:p>Dayle Yulanda</text:p>
          </table:table-cell>
          <table:table-cell table:style-name="ce35" table:formula="of:=LEFT([.A15]&amp;[.B15]; 20)" office:value-type="string" office:string-value="DayleYulanda" calcext:value-type="string">
            <text:p>DayleYulan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5]&amp;&quot;@&quot;&amp;[.B15]&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15]&amp;&quot;+&quot;&amp;[.B15]&amp;&quot;&amp;background=&quot;&amp;[.V15]&amp;&quot;&amp;color=fff&quot;" office:value-type="string" office:string-value="https://eu.ui-avatars.com/api/?name=Dayle+Yulanda&amp;background=A43581&amp;color=fff" calcext:value-type="string">
            <text:p>https://eu.ui-avatars.com/api/?name=Dayle+Yulanda&amp;background=A43581&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581" calcext:value-type="string">
            <text:p>A43581</text:p>
          </table:table-cell>
          <table:table-cell table:number-columns-repeated="44"/>
        </table:table-row>
        <table:table-row table:style-name="ro6">
          <table:table-cell table:style-name="ce35" office:value-type="string" calcext:value-type="string">
            <text:p>Mack</text:p>
          </table:table-cell>
          <table:table-cell table:style-name="ce35" office:value-type="string" calcext:value-type="string">
            <text:p>Kerstin</text:p>
          </table:table-cell>
          <table:table-cell table:style-name="ce35" table:formula="of:=[.A16]&amp;&quot; &quot;&amp;[.B16]" office:value-type="string" office:string-value="Mack Kerstin" calcext:value-type="string">
            <text:p>Mack Kerstin</text:p>
          </table:table-cell>
          <table:table-cell table:style-name="ce35" table:formula="of:=LEFT([.A16]&amp;[.B16]; 20)" office:value-type="string" office:string-value="MackKerstin" calcext:value-type="string">
            <text:p>MackKerstin</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6]&amp;&quot;@&quot;&amp;[.B16]&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16]&amp;&quot;+&quot;&amp;[.B16]&amp;&quot;&amp;background=&quot;&amp;[.V16]&amp;&quot;&amp;color=fff&quot;" office:value-type="string" office:string-value="https://eu.ui-avatars.com/api/?name=Mack+Kerstin&amp;background=A68966&amp;color=fff" calcext:value-type="string">
            <text:p>https://eu.ui-avatars.com/api/?name=Mack+Kerstin&amp;background=A68966&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8966" calcext:value-type="string">
            <text:p>A68966</text:p>
          </table:table-cell>
          <table:table-cell table:number-columns-repeated="44"/>
        </table:table-row>
        <table:table-row table:style-name="ro6">
          <table:table-cell table:style-name="ce35" office:value-type="string" calcext:value-type="string">
            <text:p>Ezra</text:p>
          </table:table-cell>
          <table:table-cell table:style-name="ce35" office:value-type="string" calcext:value-type="string">
            <text:p>Chester</text:p>
          </table:table-cell>
          <table:table-cell table:style-name="ce35" table:formula="of:=[.A17]&amp;&quot; &quot;&amp;[.B17]" office:value-type="string" office:string-value="Ezra Chester" calcext:value-type="string">
            <text:p>Ezra Chester</text:p>
          </table:table-cell>
          <table:table-cell table:style-name="ce35" table:formula="of:=LEFT([.A17]&amp;[.B17]; 20)" office:value-type="string" office:string-value="EzraChester" calcext:value-type="string">
            <text:p>EzraChester</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7]&amp;&quot;@&quot;&amp;[.B17]&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17]&amp;&quot;+&quot;&amp;[.B17]&amp;&quot;&amp;background=&quot;&amp;[.V17]&amp;&quot;&amp;color=fff&quot;" office:value-type="string" office:string-value="https://eu.ui-avatars.com/api/?name=Ezra+Chester&amp;background=A54855&amp;color=fff" calcext:value-type="string">
            <text:p>https://eu.ui-avatars.com/api/?name=Ezra+Chester&amp;background=A54855&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855" calcext:value-type="string">
            <text:p>A54855</text:p>
          </table:table-cell>
          <table:table-cell table:number-columns-repeated="44"/>
        </table:table-row>
        <table:table-row table:style-name="ro6">
          <table:table-cell table:style-name="ce35" office:value-type="string" calcext:value-type="string">
            <text:p>Carmelita</text:p>
          </table:table-cell>
          <table:table-cell table:style-name="ce35" office:value-type="string" calcext:value-type="string">
            <text:p>Alvina</text:p>
          </table:table-cell>
          <table:table-cell table:style-name="ce35" table:formula="of:=[.A18]&amp;&quot; &quot;&amp;[.B18]" office:value-type="string" office:string-value="Carmelita Alvina" calcext:value-type="string">
            <text:p>Carmelita Alvina</text:p>
          </table:table-cell>
          <table:table-cell table:style-name="ce35" table:formula="of:=LEFT([.A18]&amp;[.B18]; 20)" office:value-type="string" office:string-value="CarmelitaAlvina" calcext:value-type="string">
            <text:p>CarmelitaAlvin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8]&amp;&quot;@&quot;&amp;[.B18]&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18]&amp;&quot;+&quot;&amp;[.B18]&amp;&quot;&amp;background=&quot;&amp;[.V18]&amp;&quot;&amp;color=fff&quot;" office:value-type="string" office:string-value="https://eu.ui-avatars.com/api/?name=Carmelita+Alvina&amp;background=A21719&amp;color=fff" calcext:value-type="string">
            <text:p>https://eu.ui-avatars.com/api/?name=Carmelita+Alvina&amp;background=A21719&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719" calcext:value-type="string">
            <text:p>A21719</text:p>
          </table:table-cell>
          <table:table-cell table:number-columns-repeated="44"/>
        </table:table-row>
        <table:table-row table:style-name="ro6">
          <table:table-cell table:style-name="ce35" office:value-type="string" calcext:value-type="string">
            <text:p>Kena</text:p>
          </table:table-cell>
          <table:table-cell table:style-name="ce35" office:value-type="string" calcext:value-type="string">
            <text:p>Penny</text:p>
          </table:table-cell>
          <table:table-cell table:style-name="ce35" table:formula="of:=[.A19]&amp;&quot; &quot;&amp;[.B19]" office:value-type="string" office:string-value="Kena Penny" calcext:value-type="string">
            <text:p>Kena Penny</text:p>
          </table:table-cell>
          <table:table-cell table:style-name="ce35" table:formula="of:=LEFT([.A19]&amp;[.B19]; 20)" office:value-type="string" office:string-value="KenaPenny" calcext:value-type="string">
            <text:p>KenaPenny</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9]&amp;&quot;@&quot;&amp;[.B19]&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19]&amp;&quot;+&quot;&amp;[.B19]&amp;&quot;&amp;background=&quot;&amp;[.V19]&amp;&quot;&amp;color=fff&quot;" office:value-type="string" office:string-value="https://eu.ui-avatars.com/api/?name=Kena+Penny&amp;background=A76244&amp;color=fff" calcext:value-type="string">
            <text:p>https://eu.ui-avatars.com/api/?name=Kena+Penny&amp;background=A76244&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244" calcext:value-type="string">
            <text:p>A76244</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20]&amp;&quot; &quot;&amp;[.B20]" office:value-type="string" office:string-value="Jerold Reda" calcext:value-type="string">
            <text:p>Jerold Reda</text:p>
          </table:table-cell>
          <table:table-cell table:style-name="ce35" table:formula="of:=LEFT([.A20]&amp;[.B20]; 20)" office:value-type="string" office:string-value="JeroldReda" calcext:value-type="string">
            <text:p>JeroldRed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0]&amp;&quot;@&quot;&amp;[.B20]&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20]&amp;&quot;+&quot;&amp;[.B20]&amp;&quot;&amp;background=&quot;&amp;[.V20]&amp;&quot;&amp;color=fff&quot;" office:value-type="string" office:string-value="https://eu.ui-avatars.com/api/?name=Jerold+Reda&amp;background=A92394&amp;color=fff" calcext:value-type="string">
            <text:p>https://eu.ui-avatars.com/api/?name=Jerold+Reda&amp;background=A92394&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92394" calcext:value-type="string">
            <text:p>A92394</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21]&amp;&quot; &quot;&amp;[.B21]" office:value-type="string" office:string-value="Rutha Francie" calcext:value-type="string">
            <text:p>Rutha Francie</text:p>
          </table:table-cell>
          <table:table-cell table:style-name="ce35" table:formula="of:=LEFT([.A21]&amp;[.B21]; 20)" office:value-type="string" office:string-value="RuthaFrancie" calcext:value-type="string">
            <text:p>RuthaFranci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21]&amp;&quot;+&quot;&amp;[.B21]&amp;&quot;&amp;background=&quot;&amp;[.V21]&amp;&quot;&amp;color=fff&quot;" office:value-type="string" office:string-value="https://eu.ui-avatars.com/api/?name=Rutha+Francie&amp;background=A21259&amp;color=fff" calcext:value-type="string">
            <text:p>https://eu.ui-avatars.com/api/?name=Rutha+Francie&amp;background=A21259&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21259" calcext:value-type="string">
            <text:p>A21259</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22]&amp;&quot; &quot;&amp;[.B22]" office:value-type="string" office:string-value="Kena Edris" calcext:value-type="string">
            <text:p>Kena Edris</text:p>
          </table:table-cell>
          <table:table-cell table:style-name="ce35" table:formula="of:=LEFT([.A22]&amp;[.B22]; 20)" office:value-type="string" office:string-value="KenaEdris" calcext:value-type="string">
            <text:p>KenaEdri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2]&amp;&quot;+&quot;&amp;[.B22]&amp;&quot;&amp;background=&quot;&amp;[.V22]&amp;&quot;&amp;color=fff&quot;" office:value-type="string" office:string-value="https://eu.ui-avatars.com/api/?name=Kena+Edris&amp;background=A21697&amp;color=fff" calcext:value-type="string">
            <text:p>https://eu.ui-avatars.com/api/?name=Kena+Edris&amp;background=A21697&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21697" calcext:value-type="string">
            <text:p>A21697</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23]&amp;&quot; &quot;&amp;[.B23]" office:value-type="string" office:string-value="Kenton Chrystal" calcext:value-type="string">
            <text:p>Kenton Chrystal</text:p>
          </table:table-cell>
          <table:table-cell table:style-name="ce35" table:formula="of:=LEFT([.A23]&amp;[.B23]; 20)" office:value-type="string" office:string-value="KentonChrystal" calcext:value-type="string">
            <text:p>KentonChrystal</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3]&amp;&quot;+&quot;&amp;[.B23]&amp;&quot;&amp;background=&quot;&amp;[.V23]&amp;&quot;&amp;color=fff&quot;" office:value-type="string" office:string-value="https://eu.ui-avatars.com/api/?name=Kenton+Chrystal&amp;background=A53962&amp;color=fff" calcext:value-type="string">
            <text:p>https://eu.ui-avatars.com/api/?name=Kenton+Chrystal&amp;background=A53962&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53962" calcext:value-type="string">
            <text:p>A53962</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24]&amp;&quot; &quot;&amp;[.B24]" office:value-type="string" office:string-value="Golda Donette" calcext:value-type="string">
            <text:p>Golda Donette</text:p>
          </table:table-cell>
          <table:table-cell table:style-name="ce35" table:formula="of:=LEFT([.A24]&amp;[.B24]; 20)" office:value-type="string" office:string-value="GoldaDonette" calcext:value-type="string">
            <text:p>GoldaDo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24]&amp;&quot;+&quot;&amp;[.B24]&amp;&quot;&amp;background=&quot;&amp;[.V24]&amp;&quot;&amp;color=fff&quot;" office:value-type="string" office:string-value="https://eu.ui-avatars.com/api/?name=Golda+Donette&amp;background=A12577&amp;color=fff" calcext:value-type="string">
            <text:p>https://eu.ui-avatars.com/api/?name=Golda+Donette&amp;background=A12577&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12577" calcext:value-type="string">
            <text:p>A12577</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25]&amp;&quot; &quot;&amp;[.B25]" office:value-type="string" office:string-value="Claudia Lourdes" calcext:value-type="string">
            <text:p>Claudia Lourdes</text:p>
          </table:table-cell>
          <table:table-cell table:style-name="ce35" table:formula="of:=LEFT([.A25]&amp;[.B25]; 20)" office:value-type="string" office:string-value="ClaudiaLourdes" calcext:value-type="string">
            <text:p>ClaudiaLourde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25]&amp;&quot;+&quot;&amp;[.B25]&amp;&quot;&amp;background=&quot;&amp;[.V25]&amp;&quot;&amp;color=fff&quot;" office:value-type="string" office:string-value="https://eu.ui-avatars.com/api/?name=Claudia+Lourdes&amp;background=A71942&amp;color=fff" calcext:value-type="string">
            <text:p>https://eu.ui-avatars.com/api/?name=Claudia+Lourdes&amp;background=A71942&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71942" calcext:value-type="string">
            <text:p>A71942</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26]&amp;&quot; &quot;&amp;[.B26]" office:value-type="string" office:string-value="Lilia Jennette" calcext:value-type="string">
            <text:p>Lilia Jennette</text:p>
          </table:table-cell>
          <table:table-cell table:style-name="ce35" table:formula="of:=LEFT([.A26]&amp;[.B26]; 20)" office:value-type="string" office:string-value="LiliaJennette" calcext:value-type="string">
            <text:p>LiliaJen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6]&amp;&quot;+&quot;&amp;[.B26]&amp;&quot;&amp;background=&quot;&amp;[.V26]&amp;&quot;&amp;color=fff&quot;" office:value-type="string" office:string-value="https://eu.ui-avatars.com/api/?name=Lilia+Jennette&amp;background=A25349&amp;color=fff" calcext:value-type="string">
            <text:p>https://eu.ui-avatars.com/api/?name=Lilia+Jennette&amp;background=A25349&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25349" calcext:value-type="string">
            <text:p>A25349</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27]&amp;&quot; &quot;&amp;[.B27]" office:value-type="string" office:string-value="Roselyn Beatrice" calcext:value-type="string">
            <text:p>Roselyn Beatrice</text:p>
          </table:table-cell>
          <table:table-cell table:style-name="ce35" table:formula="of:=LEFT([.A27]&amp;[.B27]; 20)" office:value-type="string" office:string-value="RoselynBeatrice" calcext:value-type="string">
            <text:p>RoselynBeatric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27]&amp;&quot;+&quot;&amp;[.B27]&amp;&quot;&amp;background=&quot;&amp;[.V27]&amp;&quot;&amp;color=fff&quot;" office:value-type="string" office:string-value="https://eu.ui-avatars.com/api/?name=Roselyn+Beatrice&amp;background=A48844&amp;color=fff" calcext:value-type="string">
            <text:p>https://eu.ui-avatars.com/api/?name=Roselyn+Beatrice&amp;background=A48844&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48844" calcext:value-type="string">
            <text:p>A48844</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28]&amp;&quot; &quot;&amp;[.B28]" office:value-type="string" office:string-value="Maudie Shavonda" calcext:value-type="string">
            <text:p>Maudie Shavonda</text:p>
          </table:table-cell>
          <table:table-cell table:style-name="ce35" table:formula="of:=LEFT([.A28]&amp;[.B28]; 20)" office:value-type="string" office:string-value="MaudieShavonda" calcext:value-type="string">
            <text:p>MaudieShavon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8]&amp;&quot;@&quot;&amp;[.B28]&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28]&amp;&quot;+&quot;&amp;[.B28]&amp;&quot;&amp;background=&quot;&amp;[.V28]&amp;&quot;&amp;color=fff&quot;" office:value-type="string" office:string-value="https://eu.ui-avatars.com/api/?name=Maudie+Shavonda&amp;background=A85451&amp;color=fff" calcext:value-type="string">
            <text:p>https://eu.ui-avatars.com/api/?name=Maudie+Shavonda&amp;background=A85451&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85451" calcext:value-type="string">
            <text:p>A85451</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29]&amp;&quot; &quot;&amp;[.B29]" office:value-type="string" office:string-value="Andera Veda" calcext:value-type="string">
            <text:p>Andera Veda</text:p>
          </table:table-cell>
          <table:table-cell table:style-name="ce35" table:formula="of:=LEFT([.A29]&amp;[.B29]; 20)" office:value-type="string" office:string-value="AnderaVeda" calcext:value-type="string">
            <text:p>AnderaVe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9]&amp;&quot;@&quot;&amp;[.B29]&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29]&amp;&quot;+&quot;&amp;[.B29]&amp;&quot;&amp;background=&quot;&amp;[.V29]&amp;&quot;&amp;color=fff&quot;" office:value-type="string" office:string-value="https://eu.ui-avatars.com/api/?name=Andera+Veda&amp;background=A75695&amp;color=fff" calcext:value-type="string">
            <text:p>https://eu.ui-avatars.com/api/?name=Andera+Veda&amp;background=A75695&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75695" calcext:value-type="string">
            <text:p>A75695</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30]&amp;&quot; &quot;&amp;[.B30]" office:value-type="string" office:string-value="Les Bobbi" calcext:value-type="string">
            <text:p>Les Bobbi</text:p>
          </table:table-cell>
          <table:table-cell table:style-name="ce35" table:formula="of:=LEFT([.A30]&amp;[.B30]; 20)" office:value-type="string" office:string-value="LesBobbi" calcext:value-type="string">
            <text:p>LesBobb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30]&amp;&quot;@&quot;&amp;[.B30]&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0]&amp;&quot;+&quot;&amp;[.B30]&amp;&quot;&amp;background=&quot;&amp;[.V30]&amp;&quot;&amp;color=fff&quot;" office:value-type="string" office:string-value="https://eu.ui-avatars.com/api/?name=Les+Bobbi&amp;background=A61555&amp;color=fff" calcext:value-type="string">
            <text:p>https://eu.ui-avatars.com/api/?name=Les+Bobbi&amp;background=A61555&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61555" calcext:value-type="string">
            <text:p>A61555</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31]&amp;&quot; &quot;&amp;[.B31]" office:value-type="string" office:string-value="Augustine Tia" calcext:value-type="string">
            <text:p>Augustine Tia</text:p>
          </table:table-cell>
          <table:table-cell table:style-name="ce35" table:formula="of:=LEFT([.A31]&amp;[.B31]; 20)" office:value-type="string" office:string-value="AugustineTia" calcext:value-type="string">
            <text:p>AugustineTi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1]&amp;&quot;@&quot;&amp;[.B31]&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1]&amp;&quot;+&quot;&amp;[.B31]&amp;&quot;&amp;background=&quot;&amp;[.V31]&amp;&quot;&amp;color=fff&quot;" office:value-type="string" office:string-value="https://eu.ui-avatars.com/api/?name=Augustine+Tia&amp;background=A69781&amp;color=fff" calcext:value-type="string">
            <text:p>https://eu.ui-avatars.com/api/?name=Augustine+Tia&amp;background=A69781&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69781" calcext:value-type="string">
            <text:p>A69781</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32]&amp;&quot; &quot;&amp;[.B32]" office:value-type="string" office:string-value="Jessia Leonida" calcext:value-type="string">
            <text:p>Jessia Leonida</text:p>
          </table:table-cell>
          <table:table-cell table:style-name="ce35" table:formula="of:=LEFT([.A32]&amp;[.B32]; 20)" office:value-type="string" office:string-value="JessiaLeonida" calcext:value-type="string">
            <text:p>JessiaLeoni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2]&amp;&quot;@&quot;&amp;[.B32]&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2]&amp;&quot;+&quot;&amp;[.B32]&amp;&quot;&amp;background=&quot;&amp;[.V32]&amp;&quot;&amp;color=fff&quot;" office:value-type="string" office:string-value="https://eu.ui-avatars.com/api/?name=Jessia+Leonida&amp;background=A66851&amp;color=fff" calcext:value-type="string">
            <text:p>https://eu.ui-avatars.com/api/?name=Jessia+Leonida&amp;background=A66851&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66851" calcext:value-type="string">
            <text:p>A66851</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33]&amp;&quot; &quot;&amp;[.B33]" office:value-type="string" office:string-value="Kerstin Barney" calcext:value-type="string">
            <text:p>Kerstin Barney</text:p>
          </table:table-cell>
          <table:table-cell table:style-name="ce35" table:formula="of:=LEFT([.A33]&amp;[.B33]; 20)" office:value-type="string" office:string-value="KerstinBarney" calcext:value-type="string">
            <text:p>KerstinBarney</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3]&amp;&quot;@&quot;&amp;[.B33]&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3]&amp;&quot;+&quot;&amp;[.B33]&amp;&quot;&amp;background=&quot;&amp;[.V33]&amp;&quot;&amp;color=fff&quot;" office:value-type="string" office:string-value="https://eu.ui-avatars.com/api/?name=Kerstin+Barney&amp;background=A21572&amp;color=fff" calcext:value-type="string">
            <text:p>https://eu.ui-avatars.com/api/?name=Kerstin+Barney&amp;background=A21572&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21572" calcext:value-type="string">
            <text:p>A21572</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34]&amp;&quot; &quot;&amp;[.B34]" office:value-type="string" office:string-value="Chester Isiah" calcext:value-type="string">
            <text:p>Chester Isiah</text:p>
          </table:table-cell>
          <table:table-cell table:style-name="ce35" table:formula="of:=LEFT([.A34]&amp;[.B34]; 20)" office:value-type="string" office:string-value="ChesterIsiah" calcext:value-type="string">
            <text:p>ChesterIsiah</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4]&amp;&quot;@&quot;&amp;[.B34]&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34]&amp;&quot;+&quot;&amp;[.B34]&amp;&quot;&amp;background=&quot;&amp;[.V34]&amp;&quot;&amp;color=fff&quot;" office:value-type="string" office:string-value="https://eu.ui-avatars.com/api/?name=Chester+Isiah&amp;background=A47677&amp;color=fff" calcext:value-type="string">
            <text:p>https://eu.ui-avatars.com/api/?name=Chester+Isiah&amp;background=A47677&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47677" calcext:value-type="string">
            <text:p>A47677</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35]&amp;&quot; &quot;&amp;[.B35]" office:value-type="string" office:string-value="Alvina Eloisa" calcext:value-type="string">
            <text:p>Alvina Eloisa</text:p>
          </table:table-cell>
          <table:table-cell table:style-name="ce35" table:formula="of:=LEFT([.A35]&amp;[.B35]; 20)" office:value-type="string" office:string-value="AlvinaEloisa" calcext:value-type="string">
            <text:p>AlvinaElois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5]&amp;&quot;@&quot;&amp;[.B35]&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35]&amp;&quot;+&quot;&amp;[.B35]&amp;&quot;&amp;background=&quot;&amp;[.V35]&amp;&quot;&amp;color=fff&quot;" office:value-type="string" office:string-value="https://eu.ui-avatars.com/api/?name=Alvina+Eloisa&amp;background=A57872&amp;color=fff" calcext:value-type="string">
            <text:p>https://eu.ui-avatars.com/api/?name=Alvina+Eloisa&amp;background=A57872&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57872" calcext:value-type="string">
            <text:p>A57872</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36]&amp;&quot; &quot;&amp;[.B36]" office:value-type="string" office:string-value="Penny Gracie" calcext:value-type="string">
            <text:p>Penny Gracie</text:p>
          </table:table-cell>
          <table:table-cell table:style-name="ce35" table:formula="of:=LEFT([.A36]&amp;[.B36]; 20)" office:value-type="string" office:string-value="PennyGracie" calcext:value-type="string">
            <text:p>PennyGrac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6]&amp;&quot;@&quot;&amp;[.B36]&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6]&amp;&quot;+&quot;&amp;[.B36]&amp;&quot;&amp;background=&quot;&amp;[.V36]&amp;&quot;&amp;color=fff&quot;" office:value-type="string" office:string-value="https://eu.ui-avatars.com/api/?name=Penny+Gracie&amp;background=A22344&amp;color=fff" calcext:value-type="string">
            <text:p>https://eu.ui-avatars.com/api/?name=Penny+Gracie&amp;background=A22344&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22344" calcext:value-type="string">
            <text:p>A22344</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37]&amp;&quot; &quot;&amp;[.B37]" office:value-type="string" office:string-value="Reda Edelmira" calcext:value-type="string">
            <text:p>Reda Edelmira</text:p>
          </table:table-cell>
          <table:table-cell table:style-name="ce35" table:formula="of:=LEFT([.A37]&amp;[.B37]; 20)" office:value-type="string" office:string-value="RedaEdelmira" calcext:value-type="string">
            <text:p>RedaEdelm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7]&amp;&quot;@&quot;&amp;[.B37]&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7]&amp;&quot;+&quot;&amp;[.B37]&amp;&quot;&amp;background=&quot;&amp;[.V37]&amp;&quot;&amp;color=fff&quot;" office:value-type="string" office:string-value="https://eu.ui-avatars.com/api/?name=Reda+Edelmira&amp;background=A32598&amp;color=fff" calcext:value-type="string">
            <text:p>https://eu.ui-avatars.com/api/?name=Reda+Edelmira&amp;background=A32598&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32598" calcext:value-type="string">
            <text:p>A32598</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38]&amp;&quot; &quot;&amp;[.B38]" office:value-type="string" office:string-value="Francie Jaymie" calcext:value-type="string">
            <text:p>Francie Jaymie</text:p>
          </table:table-cell>
          <table:table-cell table:style-name="ce35" table:formula="of:=LEFT([.A38]&amp;[.B38]; 20)" office:value-type="string" office:string-value="FrancieJaymie" calcext:value-type="string">
            <text:p>FrancieJaym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8]&amp;&quot;@&quot;&amp;[.B38]&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8]&amp;&quot;+&quot;&amp;[.B38]&amp;&quot;&amp;background=&quot;&amp;[.V38]&amp;&quot;&amp;color=fff&quot;" office:value-type="string" office:string-value="https://eu.ui-avatars.com/api/?name=Francie+Jaymie&amp;background=A13344&amp;color=fff" calcext:value-type="string">
            <text:p>https://eu.ui-avatars.com/api/?name=Francie+Jaymie&amp;background=A13344&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13344" calcext:value-type="string">
            <text:p>A13344</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39]&amp;&quot; &quot;&amp;[.B39]" office:value-type="string" office:string-value="Edris Pearline" calcext:value-type="string">
            <text:p>Edris Pearline</text:p>
          </table:table-cell>
          <table:table-cell table:style-name="ce35" table:formula="of:=LEFT([.A39]&amp;[.B39]; 20)" office:value-type="string" office:string-value="EdrisPearline" calcext:value-type="string">
            <text:p>EdrisPear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39]&amp;&quot;@&quot;&amp;[.B39]&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39]&amp;&quot;+&quot;&amp;[.B39]&amp;&quot;&amp;background=&quot;&amp;[.V39]&amp;&quot;&amp;color=fff&quot;" office:value-type="string" office:string-value="https://eu.ui-avatars.com/api/?name=Edris+Pearline&amp;background=A22867&amp;color=fff" calcext:value-type="string">
            <text:p>https://eu.ui-avatars.com/api/?name=Edris+Pearline&amp;background=A22867&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22867" calcext:value-type="string">
            <text:p>A22867</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40]&amp;&quot; &quot;&amp;[.B40]" office:value-type="string" office:string-value="Chrystal Shirlee" calcext:value-type="string">
            <text:p>Chrystal Shirlee</text:p>
          </table:table-cell>
          <table:table-cell table:style-name="ce35" table:formula="of:=LEFT([.A40]&amp;[.B40]; 20)" office:value-type="string" office:string-value="ChrystalShirlee" calcext:value-type="string">
            <text:p>ChrystalShirle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0]&amp;&quot;@&quot;&amp;[.B40]&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0]&amp;&quot;+&quot;&amp;[.B40]&amp;&quot;&amp;background=&quot;&amp;[.V40]&amp;&quot;&amp;color=fff&quot;" office:value-type="string" office:string-value="https://eu.ui-avatars.com/api/?name=Chrystal+Shirlee&amp;background=A55157&amp;color=fff" calcext:value-type="string">
            <text:p>https://eu.ui-avatars.com/api/?name=Chrystal+Shirlee&amp;background=A55157&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55157" calcext:value-type="string">
            <text:p>A55157</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41]&amp;&quot; &quot;&amp;[.B41]" office:value-type="string" office:string-value="Donette Belen" calcext:value-type="string">
            <text:p>Donette Belen</text:p>
          </table:table-cell>
          <table:table-cell table:style-name="ce35" table:formula="of:=LEFT([.A41]&amp;[.B41]; 20)" office:value-type="string" office:string-value="DonetteBelen" calcext:value-type="string">
            <text:p>DonetteBelen</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1]&amp;&quot;@&quot;&amp;[.B41]&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41]&amp;&quot;+&quot;&amp;[.B41]&amp;&quot;&amp;background=&quot;&amp;[.V41]&amp;&quot;&amp;color=fff&quot;" office:value-type="string" office:string-value="https://eu.ui-avatars.com/api/?name=Donette+Belen&amp;background=A11863&amp;color=fff" calcext:value-type="string">
            <text:p>https://eu.ui-avatars.com/api/?name=Donette+Belen&amp;background=A11863&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11863" calcext:value-type="string">
            <text:p>A11863</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42]&amp;&quot; &quot;&amp;[.B42]" office:value-type="string" office:string-value="Lourdes Caroline" calcext:value-type="string">
            <text:p>Lourdes Caroline</text:p>
          </table:table-cell>
          <table:table-cell table:style-name="ce35" table:formula="of:=LEFT([.A42]&amp;[.B42]; 20)" office:value-type="string" office:string-value="LourdesCaroline" calcext:value-type="string">
            <text:p>LourdesCaro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2]&amp;&quot;@&quot;&amp;[.B42]&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2]&amp;&quot;+&quot;&amp;[.B42]&amp;&quot;&amp;background=&quot;&amp;[.V42]&amp;&quot;&amp;color=fff&quot;" office:value-type="string" office:string-value="https://eu.ui-avatars.com/api/?name=Lourdes+Caroline&amp;background=A81363&amp;color=fff" calcext:value-type="string">
            <text:p>https://eu.ui-avatars.com/api/?name=Lourdes+Caroline&amp;background=A81363&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81363" calcext:value-type="string">
            <text:p>A81363</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43]&amp;&quot; &quot;&amp;[.B43]" office:value-type="string" office:string-value="Jennette Yajaira" calcext:value-type="string">
            <text:p>Jennette Yajaira</text:p>
          </table:table-cell>
          <table:table-cell table:style-name="ce35" table:formula="of:=LEFT([.A43]&amp;[.B43]; 20)" office:value-type="string" office:string-value="JennetteYajaira" calcext:value-type="string">
            <text:p>JennetteYaja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3]&amp;&quot;@&quot;&amp;[.B43]&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3]&amp;&quot;+&quot;&amp;[.B43]&amp;&quot;&amp;background=&quot;&amp;[.V43]&amp;&quot;&amp;color=fff&quot;" office:value-type="string" office:string-value="https://eu.ui-avatars.com/api/?name=Jennette+Yajaira&amp;background=A65243&amp;color=fff" calcext:value-type="string">
            <text:p>https://eu.ui-avatars.com/api/?name=Jennette+Yajaira&amp;background=A65243&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65243" calcext:value-type="string">
            <text:p>A65243</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44]&amp;&quot; &quot;&amp;[.B44]" office:value-type="string" office:string-value="Beatrice Vicki" calcext:value-type="string">
            <text:p>Beatrice Vicki</text:p>
          </table:table-cell>
          <table:table-cell table:style-name="ce35" table:formula="of:=LEFT([.A44]&amp;[.B44]; 20)" office:value-type="string" office:string-value="BeatriceVicki" calcext:value-type="string">
            <text:p>BeatriceVick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4]&amp;&quot;@&quot;&amp;[.B44]&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4]&amp;&quot;+&quot;&amp;[.B44]&amp;&quot;&amp;background=&quot;&amp;[.V44]&amp;&quot;&amp;color=fff&quot;" office:value-type="string" office:string-value="https://eu.ui-avatars.com/api/?name=Beatrice+Vicki&amp;background=A58535&amp;color=fff" calcext:value-type="string">
            <text:p>https://eu.ui-avatars.com/api/?name=Beatrice+Vicki&amp;background=A58535&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58535" calcext:value-type="string">
            <text:p>A58535</text:p>
          </table:table-cell>
          <table:table-cell table:number-columns-repeated="44"/>
        </table:table-row>
        <table:table-row table:style-name="ro3" table:number-rows-repeated="8">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14">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8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number-columns-repeated="3"/>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6">
          <table:table-cell table:number-columns-repeated="66"/>
        </table:table-row>
        <table:table-row table:style-name="ro4" table:number-rows-repeated="48">
          <table:table-cell table:number-columns-repeated="66"/>
        </table:table-row>
        <table:table-row table:style-name="ro4">
          <table:table-cell table:number-columns-repeated="66"/>
        </table:table-row>
      </table:table>
      <table:table table:name="Lookups" table:style-name="ta4">
        <table:table-column table:style-name="co56" table:default-cell-style-name="ce33"/>
        <table:table-column table:style-name="co30"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Opportunities.$D$2" table:cell-range-address="$Challenges.$A$2:.$A$20"/>
        <table:named-range table:name="CONTENT_BASE_URL" table:base-cell-address="$Organisations.$F$2" table:cell-range-address="$Information.$B$12"/>
        <table:named-range table:name="GROUPS" table:base-cell-address="$Groups.$A$1" table:cell-range-address="Groups.$A$2:Groups.$A$1000"/>
        <table:named-expression table:name="OPPORTUNITIES" table:base-cell-address="$Opportunities.$A$1" table:expression="#REF!"/>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1">00/00/0000</text:date>, <text:time style:data-style-name="N2" text:time-value="20:55:32.54912543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6-21T07:40:06.880681373</dc:date>
    <meta:editing-cycles>58</meta:editing-cycles>
    <meta:editing-duration>P1DT11H6M46S</meta:editing-duration>
    <meta:document-statistic meta:table-count="12" meta:cell-count="2130" meta:object-count="0"/>
  </office:meta>
</office:document-meta>
</file>